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fo:line-height="150%" fo:text-align="center" style:justify-single-word="false"/>
      <style:text-properties officeooo:paragraph-rsid="00176329" style:font-size-complex="12pt"/>
    </style:style>
    <style:style style:name="P2" style:family="paragraph" style:parent-style-name="Standard">
      <style:paragraph-properties fo:margin-top="0in" fo:margin-bottom="0in" loext:contextual-spacing="false" fo:line-height="150%" fo:text-align="start" style:justify-single-word="false"/>
      <style:text-properties officeooo:paragraph-rsid="00176329" style:font-size-complex="12pt"/>
    </style:style>
    <style:style style:name="P3" style:family="paragraph" style:parent-style-name="Standard">
      <style:paragraph-properties fo:margin-top="0in" fo:margin-bottom="0in" loext:contextual-spacing="false" fo:line-height="150%"/>
      <style:text-properties fo:font-size="14pt" fo:font-weight="bold" officeooo:paragraph-rsid="00176329" style:font-size-asian="14pt" style:font-weight-asian="bold" style:font-size-complex="14pt"/>
    </style:style>
    <style:style style:name="P4" style:family="paragraph" style:parent-style-name="Standard">
      <style:paragraph-properties fo:margin-top="0in" fo:margin-bottom="0in" loext:contextual-spacing="false" fo:line-height="150%" fo:text-align="center" style:justify-single-word="false"/>
      <style:text-properties fo:font-size="18pt" fo:font-weight="bold" officeooo:paragraph-rsid="00176329" style:font-size-asian="18pt" style:font-weight-asian="bold" style:font-size-complex="18pt"/>
    </style:style>
    <style:style style:name="P5" style:family="paragraph" style:parent-style-name="Standard">
      <style:paragraph-properties fo:margin-top="0in" fo:margin-bottom="0in" loext:contextual-spacing="false" fo:line-height="150%" fo:text-align="start" style:justify-single-word="false"/>
      <style:text-properties fo:font-weight="bold" officeooo:rsid="00155a35" officeooo:paragraph-rsid="001b57f6" style:font-weight-asian="bold" style:font-size-complex="12pt" style:font-weight-complex="bold"/>
    </style:style>
    <style:style style:name="P6" style:family="paragraph" style:parent-style-name="Standard">
      <style:paragraph-properties fo:margin-top="0in" fo:margin-bottom="0in" loext:contextual-spacing="false" fo:line-height="150%" fo:text-align="start" style:justify-single-word="false"/>
      <style:text-properties fo:font-weight="bold" officeooo:rsid="001b57f6" officeooo:paragraph-rsid="001b57f6" style:font-weight-asian="bold" style:font-size-complex="12pt" style:font-weight-complex="bold"/>
    </style:style>
    <style:style style:name="P7" style:family="paragraph" style:parent-style-name="Standard">
      <style:paragraph-properties fo:margin-top="0in" fo:margin-bottom="0in" loext:contextual-spacing="false" fo:line-height="150%" fo:text-align="start" style:justify-single-word="false"/>
      <style:text-properties fo:font-weight="bold" officeooo:rsid="001b57f6" officeooo:paragraph-rsid="0080f6ab" style:font-weight-asian="bold" style:font-size-complex="12pt" style:font-weight-complex="bold"/>
    </style:style>
    <style:style style:name="P8" style:family="paragraph" style:parent-style-name="Standard">
      <style:paragraph-properties fo:margin-top="0in" fo:margin-bottom="0in" loext:contextual-spacing="false" fo:line-height="150%" fo:text-align="start" style:justify-single-word="false"/>
      <style:text-properties fo:font-weight="normal" officeooo:rsid="001b57f6" officeooo:paragraph-rsid="001b57f6" style:font-weight-asian="normal" style:font-size-complex="12pt" style:font-weight-complex="normal"/>
    </style:style>
    <style:style style:name="P9" style:family="paragraph" style:parent-style-name="Standard">
      <style:paragraph-properties fo:margin-top="0in" fo:margin-bottom="0in" loext:contextual-spacing="false" fo:line-height="150%" fo:text-align="start" style:justify-single-word="false"/>
      <style:text-properties fo:font-weight="normal" officeooo:rsid="001b57f6" officeooo:paragraph-rsid="00284de1"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start" style:justify-single-word="false"/>
      <style:text-properties fo:font-weight="normal" officeooo:rsid="001d44d5" officeooo:paragraph-rsid="001d44d5" style:font-weight-asian="normal" style:font-size-complex="12pt" style:font-weight-complex="normal"/>
    </style:style>
    <style:style style:name="P11" style:family="paragraph" style:parent-style-name="Standard">
      <style:paragraph-properties fo:margin-top="0.0398in" fo:margin-bottom="0.0398in" loext:contextual-spacing="false" fo:line-height="150%" fo:text-align="center" style:justify-single-word="false"/>
      <style:text-properties officeooo:paragraph-rsid="00176329"/>
    </style:style>
    <style:style style:name="P12" style:family="paragraph" style:parent-style-name="Standard" style:master-page-name="Standard">
      <style:paragraph-properties fo:margin-top="0in" fo:margin-bottom="0in" loext:contextual-spacing="false" fo:line-height="150%" style:page-number="auto"/>
      <style:text-properties fo:font-size="14pt" fo:font-weight="bold" officeooo:paragraph-rsid="00176329" style:font-size-asian="14pt" style:font-weight-asian="bold" style:font-size-complex="14pt"/>
    </style:style>
    <style:style style:name="P13" style:family="paragraph" style:parent-style-name="Standard">
      <style:paragraph-properties fo:margin-top="0in" fo:margin-bottom="0in" loext:contextual-spacing="false" fo:line-height="150%" fo:text-align="start" style:justify-single-word="false"/>
      <style:text-properties fo:font-weight="normal" officeooo:rsid="001baf08" officeooo:paragraph-rsid="001baf08" style:font-weight-asian="normal" style:font-size-complex="12pt" style:font-weight-complex="normal"/>
    </style:style>
    <style:style style:name="P14" style:family="paragraph" style:parent-style-name="Standard">
      <style:paragraph-properties fo:margin-top="0in" fo:margin-bottom="0in" loext:contextual-spacing="false" fo:line-height="100%" fo:text-align="start" style:justify-single-word="false"/>
      <style:text-properties style:font-name="Courier new" fo:font-size="7pt" fo:font-weight="normal" officeooo:rsid="0087b88e" officeooo:paragraph-rsid="0087b88e" style:font-size-asian="6.09999990463257pt" style:font-weight-asian="normal" style:font-size-complex="7pt" style:font-weight-complex="normal"/>
    </style:style>
    <style:style style:name="P15" style:family="paragraph" style:parent-style-name="Standard" style:master-page-name="Code">
      <style:paragraph-properties fo:margin-top="0in" fo:margin-bottom="0in" loext:contextual-spacing="false" fo:line-height="100%" fo:text-align="start" style:justify-single-word="false" style:page-number="auto"/>
      <style:text-properties style:font-name="Courier new" fo:font-size="7pt" fo:font-weight="normal" officeooo:rsid="0087b88e" officeooo:paragraph-rsid="0087b88e" style:font-size-asian="6.09999990463257pt" style:font-weight-asian="normal" style:font-size-complex="7pt" style:font-weight-complex="normal"/>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176329" style:font-size-asian="14pt" style:font-weight-asian="bold" style:font-size-complex="14pt"/>
    </style:style>
    <style:style style:name="T3" style:family="text">
      <style:text-properties officeooo:rsid="0018910f"/>
    </style:style>
    <style:style style:name="T4" style:family="text">
      <style:text-properties officeooo:rsid="001e4e94"/>
    </style:style>
    <style:style style:name="T5" style:family="text">
      <style:text-properties officeooo:rsid="002233f6"/>
    </style:style>
    <style:style style:name="T6" style:family="text">
      <style:text-properties fo:font-style="italic" officeooo:rsid="00284de1" style:font-style-asian="italic" style:font-style-complex="italic"/>
    </style:style>
    <style:style style:name="T7" style:family="text">
      <style:text-properties fo:font-style="italic" officeooo:rsid="0029af47" style:font-style-asian="italic" style:font-style-complex="italic"/>
    </style:style>
    <style:style style:name="T8" style:family="text">
      <style:text-properties fo:font-style="italic" officeooo:rsid="002b238e" style:font-style-asian="italic" style:font-style-complex="italic"/>
    </style:style>
    <style:style style:name="T9" style:family="text">
      <style:text-properties fo:font-style="italic" officeooo:rsid="002d24a9" style:font-style-asian="italic" style:font-style-complex="italic"/>
    </style:style>
    <style:style style:name="T10" style:family="text">
      <style:text-properties fo:font-style="italic" officeooo:rsid="0035c8b0" style:font-style-asian="italic" style:font-style-complex="italic"/>
    </style:style>
    <style:style style:name="T11" style:family="text">
      <style:text-properties fo:font-style="italic" officeooo:rsid="003cf06a" style:font-style-asian="italic" style:font-style-complex="italic"/>
    </style:style>
    <style:style style:name="T12" style:family="text">
      <style:text-properties fo:font-style="italic" officeooo:rsid="0040aa89" style:font-style-asian="italic" style:font-style-complex="italic"/>
    </style:style>
    <style:style style:name="T13" style:family="text">
      <style:text-properties fo:font-style="italic" officeooo:rsid="00424948" style:font-style-asian="italic" style:font-style-complex="italic"/>
    </style:style>
    <style:style style:name="T14" style:family="text">
      <style:text-properties fo:font-style="italic" officeooo:rsid="00426def" style:font-style-asian="italic" style:font-style-complex="italic"/>
    </style:style>
    <style:style style:name="T15" style:family="text">
      <style:text-properties fo:font-style="italic" officeooo:rsid="004352d6" style:font-style-asian="italic" style:font-style-complex="italic"/>
    </style:style>
    <style:style style:name="T16" style:family="text">
      <style:text-properties fo:font-style="italic" officeooo:rsid="0043ec0b" style:font-style-asian="italic" style:font-style-complex="italic"/>
    </style:style>
    <style:style style:name="T17" style:family="text">
      <style:text-properties fo:font-style="italic" officeooo:rsid="004cb3fd" style:font-style-asian="italic" style:font-style-complex="italic"/>
    </style:style>
    <style:style style:name="T18" style:family="text">
      <style:text-properties fo:font-style="italic" officeooo:rsid="004e1289" style:font-style-asian="italic" style:font-style-complex="italic"/>
    </style:style>
    <style:style style:name="T19" style:family="text">
      <style:text-properties fo:font-style="italic" officeooo:rsid="004feffa" style:font-style-asian="italic" style:font-style-complex="italic"/>
    </style:style>
    <style:style style:name="T20" style:family="text">
      <style:text-properties fo:font-style="italic" officeooo:rsid="005c2c37" style:font-style-asian="italic" style:font-style-complex="italic"/>
    </style:style>
    <style:style style:name="T21" style:family="text">
      <style:text-properties fo:font-style="italic" officeooo:rsid="005dd0a4" style:font-style-asian="italic" style:font-style-complex="italic"/>
    </style:style>
    <style:style style:name="T22" style:family="text">
      <style:text-properties fo:font-style="italic" officeooo:rsid="005edcf0" style:font-style-asian="italic" style:font-style-complex="italic"/>
    </style:style>
    <style:style style:name="T23" style:family="text">
      <style:text-properties fo:font-style="italic" officeooo:rsid="00608635" style:font-style-asian="italic" style:font-style-complex="italic"/>
    </style:style>
    <style:style style:name="T24" style:family="text">
      <style:text-properties fo:font-style="italic" officeooo:rsid="0063d1f5" style:font-style-asian="italic" style:font-style-complex="italic"/>
    </style:style>
    <style:style style:name="T25" style:family="text">
      <style:text-properties fo:font-style="italic" officeooo:rsid="0083723c" style:font-style-asian="italic" style:font-style-complex="italic"/>
    </style:style>
    <style:style style:name="T26" style:family="text">
      <style:text-properties fo:font-style="italic" officeooo:rsid="0085cff0" style:font-style-asian="italic" style:font-style-complex="italic"/>
    </style:style>
    <style:style style:name="T27" style:family="text">
      <style:text-properties fo:font-style="italic" fo:font-weight="normal" officeooo:rsid="0068f4bc" style:font-style-asian="italic" style:font-weight-asian="normal" style:font-style-complex="italic" style:font-weight-complex="normal"/>
    </style:style>
    <style:style style:name="T28" style:family="text">
      <style:text-properties fo:font-style="italic" fo:font-weight="normal" officeooo:rsid="006eb631" style:font-style-asian="italic" style:font-weight-asian="normal" style:font-style-complex="italic" style:font-weight-complex="normal"/>
    </style:style>
    <style:style style:name="T29" style:family="text">
      <style:text-properties fo:font-style="italic" fo:font-weight="normal" officeooo:rsid="00719daf" style:font-style-asian="italic" style:font-weight-asian="normal" style:font-style-complex="italic" style:font-weight-complex="normal"/>
    </style:style>
    <style:style style:name="T30" style:family="text">
      <style:text-properties fo:font-style="italic" fo:font-weight="normal" officeooo:rsid="00734399" style:font-style-asian="italic" style:font-weight-asian="normal" style:font-style-complex="italic" style:font-weight-complex="normal"/>
    </style:style>
    <style:style style:name="T31" style:family="text">
      <style:text-properties fo:font-style="italic" fo:font-weight="normal" officeooo:rsid="0078cefb" style:font-style-asian="italic" style:font-weight-asian="normal" style:font-style-complex="italic" style:font-weight-complex="normal"/>
    </style:style>
    <style:style style:name="T32" style:family="text">
      <style:text-properties fo:font-style="normal" officeooo:rsid="00284de1" style:font-style-asian="normal" style:font-style-complex="normal"/>
    </style:style>
    <style:style style:name="T33" style:family="text">
      <style:text-properties fo:font-style="normal" officeooo:rsid="0029af47" style:font-style-asian="normal" style:font-style-complex="normal"/>
    </style:style>
    <style:style style:name="T34" style:family="text">
      <style:text-properties fo:font-style="normal" officeooo:rsid="002b238e" style:font-style-asian="normal" style:font-style-complex="normal"/>
    </style:style>
    <style:style style:name="T35" style:family="text">
      <style:text-properties fo:font-style="normal" officeooo:rsid="002c5c47" style:font-style-asian="normal" style:font-style-complex="normal"/>
    </style:style>
    <style:style style:name="T36" style:family="text">
      <style:text-properties fo:font-style="normal" officeooo:rsid="002d24a9" style:font-style-asian="normal" style:font-style-complex="normal"/>
    </style:style>
    <style:style style:name="T37" style:family="text">
      <style:text-properties fo:font-style="normal" officeooo:rsid="002f0336" style:font-style-asian="normal" style:font-style-complex="normal"/>
    </style:style>
    <style:style style:name="T38" style:family="text">
      <style:text-properties fo:font-style="normal" officeooo:rsid="0030f0d1" style:font-style-asian="normal" style:font-style-complex="normal"/>
    </style:style>
    <style:style style:name="T39" style:family="text">
      <style:text-properties fo:font-style="normal" officeooo:rsid="0031b374" style:font-style-asian="normal" style:font-style-complex="normal"/>
    </style:style>
    <style:style style:name="T40" style:family="text">
      <style:text-properties fo:font-style="normal" officeooo:rsid="003222f0" style:font-style-asian="normal" style:font-style-complex="normal"/>
    </style:style>
    <style:style style:name="T41" style:family="text">
      <style:text-properties fo:font-style="normal" officeooo:rsid="00339da2" style:font-style-asian="normal" style:font-style-complex="normal"/>
    </style:style>
    <style:style style:name="T42" style:family="text">
      <style:text-properties fo:font-style="normal" officeooo:rsid="0034adde" style:font-style-asian="normal" style:font-style-complex="normal"/>
    </style:style>
    <style:style style:name="T43" style:family="text">
      <style:text-properties fo:font-style="normal" officeooo:rsid="0035a0e3" style:font-style-asian="normal" style:font-style-complex="normal"/>
    </style:style>
    <style:style style:name="T44" style:family="text">
      <style:text-properties fo:font-style="normal" officeooo:rsid="0035c8b0" style:font-style-asian="normal" style:font-style-complex="normal"/>
    </style:style>
    <style:style style:name="T45" style:family="text">
      <style:text-properties fo:font-style="normal" officeooo:rsid="0036129f" style:font-style-asian="normal" style:font-style-complex="normal"/>
    </style:style>
    <style:style style:name="T46" style:family="text">
      <style:text-properties fo:font-style="normal" officeooo:rsid="0036b06a" style:font-style-asian="normal" style:font-style-complex="normal"/>
    </style:style>
    <style:style style:name="T47" style:family="text">
      <style:text-properties fo:font-style="normal" officeooo:rsid="0036cc28" style:font-style-asian="normal" style:font-style-complex="normal"/>
    </style:style>
    <style:style style:name="T48" style:family="text">
      <style:text-properties fo:font-style="normal" officeooo:rsid="00385999" style:font-style-asian="normal" style:font-style-complex="normal"/>
    </style:style>
    <style:style style:name="T49" style:family="text">
      <style:text-properties fo:font-style="normal" officeooo:rsid="0038a5a9" style:font-style-asian="normal" style:font-style-complex="normal"/>
    </style:style>
    <style:style style:name="T50" style:family="text">
      <style:text-properties fo:font-style="normal" officeooo:rsid="003a556b" style:font-style-asian="normal" style:font-style-complex="normal"/>
    </style:style>
    <style:style style:name="T51" style:family="text">
      <style:text-properties fo:font-style="normal" officeooo:rsid="003b57db" style:font-style-asian="normal" style:font-style-complex="normal"/>
    </style:style>
    <style:style style:name="T52" style:family="text">
      <style:text-properties fo:font-style="normal" officeooo:rsid="003c8f41" style:font-style-asian="normal" style:font-style-complex="normal"/>
    </style:style>
    <style:style style:name="T53" style:family="text">
      <style:text-properties fo:font-style="normal" officeooo:rsid="003cf06a" style:font-style-asian="normal" style:font-style-complex="normal"/>
    </style:style>
    <style:style style:name="T54" style:family="text">
      <style:text-properties fo:font-style="normal" officeooo:rsid="003dea94" style:font-style-asian="normal" style:font-style-complex="normal"/>
    </style:style>
    <style:style style:name="T55" style:family="text">
      <style:text-properties fo:font-style="normal" officeooo:rsid="003fb9fc" style:font-style-asian="normal" style:font-style-complex="normal"/>
    </style:style>
    <style:style style:name="T56" style:family="text">
      <style:text-properties fo:font-style="normal" officeooo:rsid="0040aa89" style:font-style-asian="normal" style:font-style-complex="normal"/>
    </style:style>
    <style:style style:name="T57" style:family="text">
      <style:text-properties fo:font-style="normal" officeooo:rsid="0040b23f" style:font-style-asian="normal" style:font-style-complex="normal"/>
    </style:style>
    <style:style style:name="T58" style:family="text">
      <style:text-properties fo:font-style="normal" officeooo:rsid="00424948" style:font-style-asian="normal" style:font-style-complex="normal"/>
    </style:style>
    <style:style style:name="T59" style:family="text">
      <style:text-properties fo:font-style="normal" officeooo:rsid="00426def" style:font-style-asian="normal" style:font-style-complex="normal"/>
    </style:style>
    <style:style style:name="T60" style:family="text">
      <style:text-properties fo:font-style="normal" officeooo:rsid="0043ec0b" style:font-style-asian="normal" style:font-style-complex="normal"/>
    </style:style>
    <style:style style:name="T61" style:family="text">
      <style:text-properties fo:font-style="normal" officeooo:rsid="0045779d" style:font-style-asian="normal" style:font-style-complex="normal"/>
    </style:style>
    <style:style style:name="T62" style:family="text">
      <style:text-properties fo:font-style="normal" officeooo:rsid="00470cc0" style:font-style-asian="normal" style:font-style-complex="normal"/>
    </style:style>
    <style:style style:name="T63" style:family="text">
      <style:text-properties fo:font-style="normal" officeooo:rsid="004809cd" style:font-style-asian="normal" style:font-style-complex="normal"/>
    </style:style>
    <style:style style:name="T64" style:family="text">
      <style:text-properties fo:font-style="normal" officeooo:rsid="0048eae6" style:font-style-asian="normal" style:font-style-complex="normal"/>
    </style:style>
    <style:style style:name="T65" style:family="text">
      <style:text-properties fo:font-style="normal" officeooo:rsid="0048fd0d" style:font-style-asian="normal" style:font-style-complex="normal"/>
    </style:style>
    <style:style style:name="T66" style:family="text">
      <style:text-properties fo:font-style="normal" officeooo:rsid="004a4adc" style:font-style-asian="normal" style:font-style-complex="normal"/>
    </style:style>
    <style:style style:name="T67" style:family="text">
      <style:text-properties fo:font-style="normal" officeooo:rsid="004af0f0" style:font-style-asian="normal" style:font-style-complex="normal"/>
    </style:style>
    <style:style style:name="T68" style:family="text">
      <style:text-properties fo:font-style="normal" officeooo:rsid="004cb3fd" style:font-style-asian="normal" style:font-style-complex="normal"/>
    </style:style>
    <style:style style:name="T69" style:family="text">
      <style:text-properties fo:font-style="normal" officeooo:rsid="004e1289" style:font-style-asian="normal" style:font-style-complex="normal"/>
    </style:style>
    <style:style style:name="T70" style:family="text">
      <style:text-properties fo:font-style="normal" officeooo:rsid="004fdca1" style:font-style-asian="normal" style:font-style-complex="normal"/>
    </style:style>
    <style:style style:name="T71" style:family="text">
      <style:text-properties fo:font-style="normal" officeooo:rsid="004feffa" style:font-style-asian="normal" style:font-style-complex="normal"/>
    </style:style>
    <style:style style:name="T72" style:family="text">
      <style:text-properties fo:font-style="normal" officeooo:rsid="00516b8a" style:font-style-asian="normal" style:font-style-complex="normal"/>
    </style:style>
    <style:style style:name="T73" style:family="text">
      <style:text-properties fo:font-style="normal" officeooo:rsid="0051f637" style:font-style-asian="normal" style:font-style-complex="normal"/>
    </style:style>
    <style:style style:name="T74" style:family="text">
      <style:text-properties fo:font-style="normal" officeooo:rsid="00520837" style:font-style-asian="normal" style:font-style-complex="normal"/>
    </style:style>
    <style:style style:name="T75" style:family="text">
      <style:text-properties fo:font-style="normal" officeooo:rsid="0052a07d" style:font-style-asian="normal" style:font-style-complex="normal"/>
    </style:style>
    <style:style style:name="T76" style:family="text">
      <style:text-properties fo:font-style="normal" officeooo:rsid="00541c00" style:font-style-asian="normal" style:font-style-complex="normal"/>
    </style:style>
    <style:style style:name="T77" style:family="text">
      <style:text-properties fo:font-style="normal" officeooo:rsid="0055227b" style:font-style-asian="normal" style:font-style-complex="normal"/>
    </style:style>
    <style:style style:name="T78" style:family="text">
      <style:text-properties fo:font-style="normal" officeooo:rsid="0055cc4a" style:font-style-asian="normal" style:font-style-complex="normal"/>
    </style:style>
    <style:style style:name="T79" style:family="text">
      <style:text-properties fo:font-style="normal" officeooo:rsid="0056136a" style:font-style-asian="normal" style:font-style-complex="normal"/>
    </style:style>
    <style:style style:name="T80" style:family="text">
      <style:text-properties fo:font-style="normal" officeooo:rsid="005778f2" style:font-style-asian="normal" style:font-style-complex="normal"/>
    </style:style>
    <style:style style:name="T81" style:family="text">
      <style:text-properties fo:font-style="normal" officeooo:rsid="0059720d" style:font-style-asian="normal" style:font-style-complex="normal"/>
    </style:style>
    <style:style style:name="T82" style:family="text">
      <style:text-properties fo:font-style="normal" officeooo:rsid="005a6011" style:font-style-asian="normal" style:font-style-complex="normal"/>
    </style:style>
    <style:style style:name="T83" style:family="text">
      <style:text-properties fo:font-style="normal" officeooo:rsid="005c2c37" style:font-style-asian="normal" style:font-style-complex="normal"/>
    </style:style>
    <style:style style:name="T84" style:family="text">
      <style:text-properties fo:font-style="normal" officeooo:rsid="005c2ef9" style:font-style-asian="normal" style:font-style-complex="normal"/>
    </style:style>
    <style:style style:name="T85" style:family="text">
      <style:text-properties fo:font-style="normal" officeooo:rsid="005c9ebf" style:font-style-asian="normal" style:font-style-complex="normal"/>
    </style:style>
    <style:style style:name="T86" style:family="text">
      <style:text-properties fo:font-style="normal" officeooo:rsid="005d1063" style:font-style-asian="normal" style:font-style-complex="normal"/>
    </style:style>
    <style:style style:name="T87" style:family="text">
      <style:text-properties fo:font-style="normal" officeooo:rsid="005dd0a4" style:font-style-asian="normal" style:font-style-complex="normal"/>
    </style:style>
    <style:style style:name="T88" style:family="text">
      <style:text-properties fo:font-style="normal" officeooo:rsid="005edcf0" style:font-style-asian="normal" style:font-style-complex="normal"/>
    </style:style>
    <style:style style:name="T89" style:family="text">
      <style:text-properties fo:font-style="normal" officeooo:rsid="00608635" style:font-style-asian="normal" style:font-style-complex="normal"/>
    </style:style>
    <style:style style:name="T90" style:family="text">
      <style:text-properties fo:font-style="normal" officeooo:rsid="00613b3b" style:font-style-asian="normal" style:font-style-complex="normal"/>
    </style:style>
    <style:style style:name="T91" style:family="text">
      <style:text-properties fo:font-style="normal" officeooo:rsid="0063d1f5" style:font-style-asian="normal" style:font-style-complex="normal"/>
    </style:style>
    <style:style style:name="T92" style:family="text">
      <style:text-properties fo:font-style="normal" officeooo:rsid="00657997" style:font-style-asian="normal" style:font-style-complex="normal"/>
    </style:style>
    <style:style style:name="T93" style:family="text">
      <style:text-properties fo:font-style="normal" officeooo:rsid="00664944" style:font-style-asian="normal" style:font-style-complex="normal"/>
    </style:style>
    <style:style style:name="T94" style:family="text">
      <style:text-properties fo:font-style="normal" officeooo:rsid="0085cff0" style:font-style-asian="normal" style:font-style-complex="normal"/>
    </style:style>
    <style:style style:name="T95" style:family="text">
      <style:text-properties fo:font-style="normal" fo:font-weight="normal" officeooo:rsid="0068f4bc" style:font-style-asian="normal" style:font-weight-asian="normal" style:font-style-complex="normal" style:font-weight-complex="normal"/>
    </style:style>
    <style:style style:name="T96" style:family="text">
      <style:text-properties fo:font-style="normal" fo:font-weight="normal" officeooo:rsid="00692290" style:font-style-asian="normal" style:font-weight-asian="normal" style:font-style-complex="normal" style:font-weight-complex="normal"/>
    </style:style>
    <style:style style:name="T97" style:family="text">
      <style:text-properties fo:font-style="normal" fo:font-weight="normal" officeooo:rsid="00695ec4" style:font-style-asian="normal" style:font-weight-asian="normal" style:font-style-complex="normal" style:font-weight-complex="normal"/>
    </style:style>
    <style:style style:name="T98" style:family="text">
      <style:text-properties fo:font-style="normal" fo:font-weight="normal" officeooo:rsid="006eb631" style:font-style-asian="normal" style:font-weight-asian="normal" style:font-style-complex="normal" style:font-weight-complex="normal"/>
    </style:style>
    <style:style style:name="T99" style:family="text">
      <style:text-properties fo:font-style="normal" fo:font-weight="normal" officeooo:rsid="006f15e6" style:font-style-asian="normal" style:font-weight-asian="normal" style:font-style-complex="normal" style:font-weight-complex="normal"/>
    </style:style>
    <style:style style:name="T100" style:family="text">
      <style:text-properties fo:font-style="normal" fo:font-weight="normal" officeooo:rsid="006fc83f" style:font-style-asian="normal" style:font-weight-asian="normal" style:font-style-complex="normal" style:font-weight-complex="normal"/>
    </style:style>
    <style:style style:name="T101" style:family="text">
      <style:text-properties fo:font-style="normal" fo:font-weight="normal" officeooo:rsid="006fedc2" style:font-style-asian="normal" style:font-weight-asian="normal" style:font-style-complex="normal" style:font-weight-complex="normal"/>
    </style:style>
    <style:style style:name="T102" style:family="text">
      <style:text-properties fo:font-style="normal" fo:font-weight="normal" officeooo:rsid="00719daf" style:font-style-asian="normal" style:font-weight-asian="normal" style:font-style-complex="normal" style:font-weight-complex="normal"/>
    </style:style>
    <style:style style:name="T103" style:family="text">
      <style:text-properties fo:font-style="normal" fo:font-weight="normal" officeooo:rsid="00734399" style:font-style-asian="normal" style:font-weight-asian="normal" style:font-style-complex="normal" style:font-weight-complex="normal"/>
    </style:style>
    <style:style style:name="T104" style:family="text">
      <style:text-properties fo:font-style="normal" fo:font-weight="normal" officeooo:rsid="0073da6a" style:font-style-asian="normal" style:font-weight-asian="normal" style:font-style-complex="normal" style:font-weight-complex="normal"/>
    </style:style>
    <style:style style:name="T105" style:family="text">
      <style:text-properties fo:font-style="normal" fo:font-weight="normal" officeooo:rsid="0076de19" style:font-style-asian="normal" style:font-weight-asian="normal" style:font-style-complex="normal" style:font-weight-complex="normal"/>
    </style:style>
    <style:style style:name="T106" style:family="text">
      <style:text-properties fo:font-style="normal" fo:font-weight="normal" officeooo:rsid="0078cefb" style:font-style-asian="normal" style:font-weight-asian="normal" style:font-style-complex="normal" style:font-weight-complex="normal"/>
    </style:style>
    <style:style style:name="T107" style:family="text">
      <style:text-properties fo:font-style="normal" fo:font-weight="normal" officeooo:rsid="007a1cda" style:font-style-asian="normal" style:font-weight-asian="normal" style:font-style-complex="normal" style:font-weight-complex="normal"/>
    </style:style>
    <style:style style:name="T108" style:family="text">
      <style:text-properties fo:font-style="normal" fo:font-weight="normal" officeooo:rsid="007ab210" style:font-style-asian="normal" style:font-weight-asian="normal" style:font-style-complex="normal" style:font-weight-complex="normal"/>
    </style:style>
    <style:style style:name="T109" style:family="text">
      <style:text-properties fo:font-style="normal" fo:font-weight="normal" officeooo:rsid="007c1bed" style:font-style-asian="normal" style:font-weight-asian="normal" style:font-style-complex="normal" style:font-weight-complex="normal"/>
    </style:style>
    <style:style style:name="T110" style:family="text">
      <style:text-properties fo:font-style="normal" fo:font-weight="normal" officeooo:rsid="0080f6ab" style:font-style-asian="normal" style:font-weight-asian="normal" style:font-style-complex="normal" style:font-weight-complex="normal"/>
    </style:style>
    <style:style style:name="T111" style:family="text">
      <style:text-properties officeooo:rsid="006267ed"/>
    </style:style>
    <style:style style:name="T112" style:family="text">
      <style:text-properties fo:font-weight="normal" officeooo:rsid="0068f4bc" style:font-weight-asian="normal" style:font-weight-complex="normal"/>
    </style:style>
    <style:style style:name="T113" style:family="text">
      <style:text-properties officeooo:rsid="008372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riteup:</text:p>
      <text:p text:style-name="P3">Comments:</text:p>
      <text:p text:style-name="P3">Code:</text:p>
      <text:p text:style-name="P3">----------------------------------------------------</text:p>
      <text:p text:style-name="P4">CS 4414 Operating Systems – Fall 2017</text:p>
      <text:p text:style-name="P11"><text:span text:style-name="T1">Homework </text:span><text:span text:style-name="T2">5</text:span><text:span text:style-name="T1">: </text:span><text:span text:style-name="T2">Simple FTP</text:span></text:p>
      <text:p text:style-name="P1">Jonathan Colen<text:tab/><text:a xlink:type="simple" xlink:href="mailto:jc8kf@virginia.edu" text:style-name="Internet_20_link" text:visited-style-name="Visited_20_Internet_20_Link">jc8kf@virginia.edu</text:a></text:p>
      <text:p text:style-name="P2"><text:tab/><text:span text:style-name="T3">The assignment was completed and runs correctly. It can be interacted with via a standard FTP client.</text:span></text:p>
      <text:p text:style-name="P5">1. Problem Description</text:p>
      <text:p text:style-name="P10"><text:tab/>The objective of this assignment was to become familiar with remote procedure calls and remote file systems. <text:span text:style-name="T4">The program written for this homework implements a simple FTP server with the ability to login, change certain options, list directory entries, and store and retrieve files. The server is implemented according to Section 5.1 the IETF RFC 959 FTP specification with the addition of the LIST command. In addition, only image mode is supported. It can be interacted with through a standard FTP client.</text:span></text:p>
      <text:p text:style-name="P6">2. Approach</text:p>
      <text:p text:style-name="P9"><text:tab/><text:span text:style-name="T5">The FTP server implemented in this assignment interacts with the client through a command socket and a data socket and provides basic store, retrieve, and list functionality. Ten commands are supported: USER, QUIT, PORT, TYPE, MODE, STRU, RETR, STORE, NOOP, and LIST. The server program accepts a port number as a command line argument and creates the command socket using the BSD Socket library. The socket is created using the </text:span><text:span text:style-name="T6">socke</text:span><text:span text:style-name="T15">t</text:span><text:span text:style-name="T32"> call, and a </text:span><text:span text:style-name="T6">sockaddr</text:span><text:span text:style-name="T32"> structure is initialized with the port number </text:span><text:span text:style-name="T33">and any available address. The socket is then bound to the address and port using </text:span><text:span text:style-name="T7">bind </text:span><text:span text:style-name="T33">and begins to listen for connections using </text:span><text:span text:style-name="T7">listen.</text:span><text:span text:style-name="T33"> After this initialization of the command socket, the program enters the </text:span><text:span text:style-name="T7">server_loop</text:span><text:span text:style-name="T33"> function.</text:span></text:p>
      <text:p text:style-name="P9"><text:span text:style-name="T33"><text:tab/></text:span><text:span text:style-name="T34">The </text:span><text:span text:style-name="T8">server_loop </text:span><text:span text:style-name="T34">method keeps track of a single client connection at a time in an indefinite loop. </text:span><text:span text:style-name="T35">It also stores local variables that keep track of the current mode, structure, transmission type, and user. </text:span><text:span text:style-name="T36">At each iteration of the loop, the function accepts a new connection on the command socket using </text:span><text:span text:style-name="T9">accept</text:span><text:span text:style-name="T36">. </text:span><text:span text:style-name="T37">The connection is verified by sending the client the status code </text:span><text:span text:style-name="T46">220 (server ready)</text:span><text:span text:style-name="T37"> and the read loop is entered. </text:span><text:span text:style-name="T38">At each iteration of this loop, the function </text:span><text:soft-page-break/><text:span text:style-name="T38">reads a new line into a buffer and executes that line. </text:span><text:span text:style-name="T63">The program sends status information back to the client through the socket in the form of status codes. The </text:span><text:span text:style-name="T64">status code format </text:span><text:span text:style-name="T65">and sequence for each command</text:span><text:span text:style-name="T64"> is written according to the FTP specification. </text:span><text:span text:style-name="T39">When the </text:span><text:span text:style-name="T40">read </text:span><text:span text:style-name="T39">loop ends, </text:span><text:span text:style-name="T40">the client connection is shut down, the connection is closed, and the server loop iterates.</text:span></text:p>
      <text:p text:style-name="P9"><text:span text:style-name="T40"><text:tab/></text:span><text:span text:style-name="T41">The read loop performs a different action based on the command, which is contained in the first four characters of the line to be executed. If the command is QUIT, </text:span><text:span text:style-name="T42">the local variables tracking the mode, structure, type, and user are reset, </text:span><text:span text:style-name="T43">an exit message is sent to the client, </text:span><text:span text:style-name="T42">and the read loop is terminated. </text:span><text:span text:style-name="T43">If the command is NOOP, a confirmation message is sent to the client and the loop iterates </text:span><text:span text:style-name="T74">without performing the operation</text:span><text:span text:style-name="T43">. </text:span><text:span text:style-name="T44">If the command is USER, the program obtains the user name using </text:span><text:span text:style-name="T10">sscanf</text:span><text:span text:style-name="T44"> on the line. </text:span><text:span text:style-name="T45">The current user variable is then set to this username </text:span><text:span text:style-name="T46">and a confirmation is sent to the client</text:span><text:span text:style-name="T45">. </text:span><text:span text:style-name="T46">No other commands are allowed to be executed until the user has logged in. If any command but these three are called, the program sends status code 530 (not logged in) and the read loop iterates without executing anything else.</text:span></text:p>
      <text:p text:style-name="P9"><text:span text:style-name="T46"><text:tab/></text:span><text:span text:style-name="T47">The three simplest commands are TYPE, MODE, and STRU, </text:span><text:span text:style-name="T75">which modify the transmission type, mode, and structure respectively. </text:span><text:span text:style-name="T48">Each of these commands accepts a character argument, which is stored and checked for validity. </text:span><text:span text:style-name="T49">Because of the limited implementation of the server, the only allowed type is “I” (image), the only allowed mode is “S” (stream), and the only allowed structure is “F” (file). </text:span><text:span text:style-name="T50">An attempt to switch to another valid type, mode, or structure results in status code 504 (command not implemented), while an attempt to use an invalid argument results in status code 501 (syntax error in parameters). </text:span><text:span text:style-name="T51">Otherwise, the local variable tracking the type, mode, or structure is modified and the program sends status code 200 (command okay) to the client.</text:span></text:p>
      <text:p text:style-name="P9"><text:span text:style-name="T51"><text:tab/></text:span><text:span text:style-name="T52">The PORT command, </text:span><text:span text:style-name="T76">which specifies the port number for a subsequent data transmission, </text:span><text:span text:style-name="T52">accepts 6 arguments which specify the address and port number according to the FTP specification. </text:span><text:span text:style-name="T53">The program sets up a </text:span><text:span text:style-name="T11">sockaddr</text:span><text:span text:style-name="T53"> structure for the address and port specified, sends a confirmation message to the client, and sets a local variable in the read loop indicating that port has been called. </text:span><text:span text:style-name="T54">The program will not allow calls to STOR, RETR, or LIST, unless this local variable has been set. </text:span><text:span text:style-name="T58">The </text:span><text:span text:style-name="T13">sockaddr</text:span><text:span text:style-name="T58"> structure is required in order for the data connection to be set up in the execution of these commands.</text:span></text:p>
      <text:p text:style-name="P9"><text:span text:style-name="T58"><text:tab/></text:span><text:span text:style-name="T59">The data connection setup is done by the </text:span><text:span text:style-name="T14">open_data_socket </text:span><text:span text:style-name="T60">function</text:span><text:span text:style-name="T59">. </text:span><text:span text:style-name="T60">This method takes a </text:span><text:span text:style-name="T16">sockaddr</text:span><text:span text:style-name="T60"> structure as an argument and creates a new socket connected to the designated address </text:span><text:soft-page-break/><text:span text:style-name="T60">and port number. </text:span><text:span text:style-name="T61">The file descriptor for this data socket is recorded and stored by the read loop. </text:span><text:span text:style-name="T62">If the connection fails, the program sends status code 425 (cannot open connection).</text:span></text:p>
      <text:p text:style-name="P9"><text:span text:style-name="T54"><text:tab/></text:span><text:span text:style-name="T77">The storage and retrieval commands, </text:span><text:span text:style-name="T55">STOR and RETR, are implemented in a very similar way. </text:span><text:span text:style-name="T68">They are called using the </text:span><text:span text:style-name="T17">ftp_store </text:span><text:span text:style-name="T68">and </text:span><text:span text:style-name="T17">ftp_retrieve </text:span><text:span text:style-name="T68">methods. </text:span><text:span text:style-name="T69">These methods take the input line </text:span><text:span text:style-name="T84">from the read loop </text:span><text:span text:style-name="T69">and the </text:span><text:span text:style-name="T18">sockaddr</text:span><text:span text:style-name="T69"> structure created by the PORT command. </text:span><text:span text:style-name="T68">Both</text:span><text:span text:style-name="T56"> </text:span><text:span text:style-name="T70">STOR and RETR</text:span><text:span text:style-name="T56"> accept a file name as an argument. This is obtained from the input line using </text:span><text:span text:style-name="T12">sscanf</text:span><text:span text:style-name="T56">. The program attempts to open this file name using </text:span><text:span text:style-name="T12">open</text:span><text:span text:style-name="T56"> </text:span><text:span text:style-name="T57">and stores the resulting file descriptor. If this descriptor is negative, the program sends status code 450 (file could not be created) for STOR and status code 550 (file could not be found) for RETR. </text:span><text:span text:style-name="T66">Otherwise, </text:span><text:span text:style-name="T67">the </text:span><text:span text:style-name="T71">function</text:span><text:span text:style-name="T67"> opens the data socket </text:span><text:span text:style-name="T71">specified by the </text:span><text:span text:style-name="T19">sockaddr</text:span><text:span text:style-name="T71"> argument using the </text:span><text:span text:style-name="T19">open_data_socket</text:span><text:span text:style-name="T71"> </text:span><text:span text:style-name="T72">method. </text:span><text:span text:style-name="T78">For</text:span><text:span text:style-name="T73"> STOR, the function then repeatedly reads from the data connection into a buffer and writes the buffer to the opened file. </text:span><text:span text:style-name="T78">For</text:span><text:span text:style-name="T73"> RETR, the function repeatedly reads from the opened file into a buffer and writes the buffer to the data connection. </text:span><text:span text:style-name="T78">The process is repeated</text:span><text:span text:style-name="T79"> until either the data connection finishes sending (for STOR) or the end of file is reached (for RETR). </text:span><text:span text:style-name="T80">Finally, the </text:span><text:span text:style-name="T81">methods</text:span><text:span text:style-name="T80"> close the data connection and return to the read loop. </text:span><text:span text:style-name="T81">The local variable indicating that PORT was called is reset, indicating that a new port must be set for later stores and retrieves.</text:span></text:p>
      <text:p text:style-name="P9"><text:span text:style-name="T81"><text:tab/></text:span><text:span text:style-name="T82">The final command implemented was LIST, which lists information about a file or all entries in a directory. </text:span><text:span text:style-name="T83">This command is called using the </text:span><text:span text:style-name="T20">ftp_list </text:span><text:span text:style-name="T83">method. </text:span><text:span text:style-name="T89">The </text:span><text:span text:style-name="T23">ftp_list </text:span><text:span text:style-name="T89">function redirects the </text:span><text:span text:style-name="T23">/bin/ls</text:span><text:span text:style-name="T89"> system call to the client through the data connection. </text:span><text:span text:style-name="T83">This method takes the input line </text:span><text:span text:style-name="T84">from the read loop </text:span><text:span text:style-name="T83">and </text:span><text:span text:style-name="T84">the </text:span><text:span text:style-name="T20">sockaddr</text:span><text:span text:style-name="T83"> structure created by the PORT command. </text:span><text:span text:style-name="T85">The function scans the input line for a file name argument and stores it in a local filename variable. </text:span><text:span text:style-name="T86">If none is found, the filename variable is set to “.” for the current working directory. </text:span><text:span text:style-name="T87">Next, the program opens a data connection using </text:span><text:span text:style-name="T21">open_data_socket</text:span><text:span text:style-name="T87"> and the </text:span><text:span text:style-name="T21">sockaddr </text:span><text:span text:style-name="T87">argument. A child process is then created using </text:span><text:span text:style-name="T21">fork</text:span><text:span text:style-name="T87">. The child sets its output to the file descriptor of the data socket </text:span><text:span text:style-name="T88">and executes “/bin/ls -l &lt;filename&gt;” using </text:span><text:span text:style-name="T22">execv</text:span><text:span text:style-name="T88">. </text:span><text:span text:style-name="T89">If this fails, the child process sends the client status code 450 (file action could not be taken) and then terminates. The parent waits for the child process to finish, </text:span><text:span text:style-name="T90">closes the data connection, resets the port variable as in STOR and RETR, and returns to the read loop.</text:span></text:p>
      <text:p text:style-name="P6">3. Problems Encountered</text:p>
      <text:p text:style-name="P8"><text:tab/><text:span text:style-name="T111">The main problem encountered was keeping track of the different connections and ensuring that the port was properly set before storage and retrieval operations. This problem was </text:span><text:soft-page-break/><text:span text:style-name="T111">eventually fixed by keeping information about the current data connection as a variable in the </text:span><text:span text:style-name="T24">server_loop</text:span><text:span text:style-name="T91"> method so that it could be accessed by later calls by the same client. </text:span><text:span text:style-name="T92">It was also important to reset the connection information, as well as changes to the transmission type, after each client connection terminated. </text:span><text:span text:style-name="T93">Forgetting to do these resets resulted in the server sending later information to the wrong port as well as allowing STOR and RETR calls while the client was still in ASCII mode.</text:span></text:p>
      <text:p text:style-name="P6">4. Testing</text:p>
      <text:p text:style-name="P7"><text:tab/><text:span text:style-name="T112">The program was tested with the FTP client </text:span><text:span text:style-name="T27">/usr/bin/ftp</text:span><text:span text:style-name="T95">. </text:span><text:span text:style-name="T96">The server printed out its received commands in order to see how they were ordered and structured. This was also done to aid debugging. </text:span><text:span text:style-name="T97">The STOR and RETR commands were tested using the </text:span><text:span text:style-name="T28">get</text:span><text:span text:style-name="T98"> and </text:span><text:span text:style-name="T28">put</text:span><text:span text:style-name="T98"> commands in the FTP client. </text:span><text:span text:style-name="T99">Files were sent to and from the local server and their contents were verified manually. </text:span><text:span text:style-name="T100">Nonexistent files were also checked </text:span><text:span text:style-name="T101">for RETR </text:span><text:span text:style-name="T100">to ensure that the proper status code was sent. </text:span><text:span text:style-name="T102">The LIST command was checked using </text:span><text:span text:style-name="T29">ls</text:span><text:span text:style-name="T102">. Use of the </text:span><text:span text:style-name="T29">get</text:span><text:span text:style-name="T102">, </text:span><text:span text:style-name="T29">put</text:span><text:span text:style-name="T102">, and </text:span><text:span text:style-name="T29">ls </text:span><text:span text:style-name="T102">commands indirectly verified the correctness of the PORT implementation. </text:span><text:span text:style-name="T103">The TYPE command was tested using </text:span><text:span text:style-name="T30">type image</text:span><text:span text:style-name="T103"> in the FTP client, </text:span><text:span text:style-name="T104">and it was ensured that no storage or retrievals could happen before the type was changed to image mode. </text:span><text:span text:style-name="T105">USER and QUIT were checked on startup and termination of the FTP client, as it would not start up or terminate without proper implementation of these two commands. </text:span><text:span text:style-name="T110">S</text:span><text:span text:style-name="T109">everal sessions were opened sequentially to ensure that information such as the transmission type, username, and data connection information were reset upon quitting. </text:span></text:p>
      <text:p text:style-name="P6"><text:span text:style-name="T105"><text:tab/></text:span><text:span text:style-name="T106">The MODE, STRU, and NOOP commands were checked using the </text:span><text:span text:style-name="T31">nc</text:span><text:span text:style-name="T106"> tool, </text:span><text:span text:style-name="T107">as the standard FTP client did not allow transmission of these commands. </text:span><text:span text:style-name="T108">The response codes for these commands were checked to ensure they were correct for a variety of arguments.</text:span></text:p>
      <text:p text:style-name="P6">5. Conclusions</text:p>
      <text:p text:style-name="P8"><text:tab/><text:span text:style-name="T113">The assignment was successful in teaching remote procedure calls and remote file system management. I have learned how to use the Berkeley Sockets API and the FTP specification to support basic file transfer commands with a remote client. The FTP server works as expected and interacts correctly with the </text:span><text:span text:style-name="T25">/</text:span><text:span text:style-name="T26">usr/bin/ftp</text:span><text:span text:style-name="T94"> client.</text:span></text:p>
      <text:p text:style-name="P6">6. Pledge</text:p>
      <text:p text:style-name="P13">On my honor as a student I have neither given nor received aid on this assignment.</text:p>
      <text:p text:style-name="P13"/>
      <text:p text:style-name="P15">/**</text:p>
      <text:p text:style-name="P14">*<text:tab/>Name: <text:tab/><text:tab/>Jonathan Colen</text:p>
      <text:p text:style-name="P14">*<text:tab/>Email:<text:tab/><text:tab/>jc8kf@virginia.edu</text:p>
      <text:p text:style-name="P14">*<text:tab/>Class:<text:tab/><text:tab/>CS 4414</text:p>
      <text:p text:style-name="P14">*<text:tab/>Professor:<text:tab/>Andrew Grimshaw</text:p>
      <text:p text:style-name="P14">* <text:s text:c="2"/>Assignment: Machine Problem 5 <text:s text:c="2"/></text:p>
      <text:p text:style-name="P14">*</text:p>
      <text:p text:style-name="P14">* <text:s text:c="2"/>The purpose of this assignment is to implement a bare bones ftp server.</text:p>
      <text:p text:style-name="P14">* <text:s text:c="2"/>This server supports storage and retrieval of files as well as directory</text:p>
      <text:p text:style-name="P14">* <text:s text:c="2"/>listings. </text:p>
      <text:p text:style-name="P14">* </text:p>
      <text:p text:style-name="P14">* <text:s text:c="2"/>This program can be compiled via make and run via </text:p>
      <text:p text:style-name="P14"><text:s text:c="8"/>./my_ftpd &lt;port number&gt;</text:p>
      <text:p text:style-name="P14">* <text:s text:c="2"/>The server can be connected to with the command</text:p>
      <text:p text:style-name="P14"><text:s text:c="8"/>/usr/bin/ftp localhost &lt;port number&gt;</text:p>
      <text:p text:style-name="P14">*/</text:p>
      <text:p text:style-name="P14"/>
      <text:p text:style-name="P14"/>
      <text:p text:style-name="P14">#include &lt;sys/types.h&gt;</text:p>
      <text:p text:style-name="P14">#include &lt;sys/stat.h&gt;</text:p>
      <text:p text:style-name="P14">#include &lt;sys/socket.h&gt;</text:p>
      <text:p text:style-name="P14">#include &lt;sys/wait.h&gt;</text:p>
      <text:p text:style-name="P14">#include &lt;netinet/in.h&gt;</text:p>
      <text:p text:style-name="P14">#include &lt;arpa/inet.h&gt;</text:p>
      <text:p text:style-name="P14">#include &lt;stdio.h&gt;</text:p>
      <text:p text:style-name="P14">#include &lt;stdlib.h&gt;</text:p>
      <text:p text:style-name="P14">#include &lt;string.h&gt;</text:p>
      <text:p text:style-name="P14">#include &lt;unistd.h&gt;</text:p>
      <text:p text:style-name="P14">#include &lt;fcntl.h&gt;</text:p>
      <text:p text:style-name="P14"/>
      <text:p text:style-name="P14">int buff_size = 256; //Maximum line buffer size (input and output)</text:p>
      <text:p text:style-name="P14"/>
      <text:p text:style-name="P14">/**</text:p>
      <text:p text:style-name="P14">* Open a data connection socket and connect it to a desired address</text:p>
      <text:p text:style-name="P14">* @param socketfd Where the socket file descriptor will be stored</text:p>
      <text:p text:style-name="P14">* @param sa Information about the socket to be connected to</text:p>
      <text:p text:style-name="P14">* @param commandfd File descriptor for the command connection</text:p>
      <text:p text:style-name="P14">*/</text:p>
      <text:p text:style-name="P14">int open_data_socket(int * socketfd, struct sockaddr_in sa, int commandfd) {</text:p>
      <text:p text:style-name="P14"><text:s text:c="4"/>char outbuffer[buff_size]; <text:s/>//Stores command connection output</text:p>
      <text:p text:style-name="P14"><text:s text:c="4"/>strcpy(outbuffer, "150 File status okay; about to open data connection\r\n");</text:p>
      <text:p text:style-name="P14"><text:s text:c="4"/>send(commandfd, outbuffer, strlen(outbuffer), 0);</text:p>
      <text:p text:style-name="P14"><text:s text:c="4"/>*socketfd = socket(PF_INET, SOCK_STREAM, IPPROTO_TCP); <text:s/>//Initialize socket</text:p>
      <text:p text:style-name="P14"><text:s text:c="4"/>if (*socketfd == -1) <text:s text:c="3"/>{</text:p>
      <text:p text:style-name="P14"><text:s text:c="8"/>//Handle socket failure</text:p>
      <text:p text:style-name="P14"><text:s text:c="8"/>strcpy(outbuffer, "425 Can't open data connection\r\n");</text:p>
      <text:p text:style-name="P14"><text:s text:c="8"/>send(commandfd, outbuffer, strlen(outbuffer), 0);</text:p>
      <text:p text:style-name="P14"><text:s text:c="8"/>return -1;</text:p>
      <text:p text:style-name="P14"><text:s text:c="4"/>}</text:p>
      <text:p text:style-name="P14"/>
      <text:p text:style-name="P14"><text:s text:c="4"/>//Connect socket to address</text:p>
      <text:p text:style-name="P14"><text:s text:c="4"/>if (connect(*socketfd, (struct sockaddr *)&amp;sa, sizeof sa) == -1) <text:s text:c="3"/>{</text:p>
      <text:p text:style-name="P14"><text:s text:c="8"/>//Handle connect failure</text:p>
      <text:p text:style-name="P14"><text:s text:c="8"/>strcpy(outbuffer, "425 Can't open data connection\r\n");</text:p>
      <text:p text:style-name="P14"><text:s text:c="8"/>send(commandfd, outbuffer, strlen(outbuffer), 0);</text:p>
      <text:p text:style-name="P14"><text:s text:c="8"/>return -1;</text:p>
      <text:p text:style-name="P14"><text:s text:c="4"/>}</text:p>
      <text:p text:style-name="P14"/>
      <text:p text:style-name="P14"><text:s text:c="4"/>return 1;</text:p>
      <text:p text:style-name="P14">}</text:p>
      <text:p text:style-name="P14"/>
      <text:p text:style-name="P14">/**</text:p>
      <text:p text:style-name="P14">* Execute the TYPE command</text:p>
      <text:p text:style-name="P14">* @param connectfd The command port file descriptor</text:p>
      <text:p text:style-name="P14">* @param buffer The line to be executed</text:p>
      <text:p text:style-name="P14">*/</text:p>
      <text:p text:style-name="P14">void change_type(int connectfd, char * buffer, char * type) {</text:p>
      <text:p text:style-name="P14"><text:s text:c="4"/>char newtype, filler; <text:s text:c="2"/>//TYPE techically has two character arguments</text:p>
      <text:p text:style-name="P14"><text:s text:c="4"/>int match = sscanf(buffer, "TYPE %c %c", &amp;newtype, &amp;filler);</text:p>
      <text:p text:style-name="P14"><text:s text:c="4"/>char outbuffer[buff_size];</text:p>
      <text:p text:style-name="P14"><text:s text:c="4"/>strcpy(outbuffer, "501 Syntax error in parameters or arguments\r\n");</text:p>
      <text:p text:style-name="P14"><text:s text:c="4"/>printf("TYPE %c %c\n", newtype, filler);</text:p>
      <text:p text:style-name="P14"><text:s text:c="4"/>if (match &gt; 0) <text:s/>{</text:p>
      <text:p text:style-name="P14"><text:s text:c="8"/>if (newtype == 'I') { <text:s text:c="2"/>//Only allow image mode</text:p>
      <text:p text:style-name="P14"><text:s text:c="12"/>//Switch type</text:p>
      <text:p text:style-name="P14"><text:s text:c="12"/>*type = newtype;</text:p>
      <text:p text:style-name="P14"><text:s text:c="12"/>strcpy(outbuffer, "200 Command okay\r\n");</text:p>
      <text:p text:style-name="P14"><text:s text:c="8"/>} else if (newtype == 'A' || newtype == 'E') <text:s text:c="2"/>{</text:p>
      <text:p text:style-name="P14"><text:s text:c="12"/>//Different return code for unsupported commands</text:p>
      <text:p text:style-name="P14"><text:s text:c="12"/>//At least check to see second character is valid before rejecting the command</text:p>
      <text:p text:style-name="P14"><text:s text:c="12"/>if (match &gt; 1 &amp;&amp; (filler == 'N' || filler == 'T' || filler == 'C')) <text:s text:c="3"/>{</text:p>
      <text:p text:style-name="P14"><text:s text:c="16"/>strcpy(outbuffer, "504 Command not implemented for that parameter\r\n");</text:p>
      <text:p text:style-name="P14"><text:s text:c="12"/>}</text:p>
      <text:p text:style-name="P14"><text:s text:c="8"/>} else if (newtype == 'L') {</text:p>
      <text:p text:style-name="P14"><text:s text:c="12"/>strcpy(outbuffer, "504 Command not implemented for that parameter\r\n");</text:p>
      <text:p text:style-name="P14"><text:s text:c="8"/>}</text:p>
      <text:p text:style-name="P14"><text:s text:c="4"/>}</text:p>
      <text:p text:style-name="P14"/>
      <text:p text:style-name="P14"><text:s text:c="4"/>//Send output to client</text:p>
      <text:p text:style-name="P14"><text:s text:c="4"/>send(connectfd, outbuffer, strlen(outbuffer), 0);</text:p>
      <text:p text:style-name="P14">}</text:p>
      <text:p text:style-name="P14"/>
      <text:p text:style-name="P14"><text:soft-page-break/>/**</text:p>
      <text:p text:style-name="P14">* Execute the MODE command</text:p>
      <text:p text:style-name="P14">* @param connectfd The command port file descriptor</text:p>
      <text:p text:style-name="P14">* @param buffer The line to be executed</text:p>
      <text:p text:style-name="P14">* @param mode Storage point for new mode </text:p>
      <text:p text:style-name="P14">*/</text:p>
      <text:p text:style-name="P14">void change_mode(int connectfd, char * buffer, char * mode) {</text:p>
      <text:p text:style-name="P14"><text:s text:c="4"/>char newmode; <text:s text:c="2"/>//Stores new mode</text:p>
      <text:p text:style-name="P14"><text:s text:c="4"/>int match = sscanf(buffer, "MODE %c", &amp;newmode);</text:p>
      <text:p text:style-name="P14"><text:s text:c="4"/>char outbuffer[buff_size];</text:p>
      <text:p text:style-name="P14"><text:s text:c="4"/>strcpy(outbuffer, "501 Syntax error in parameters or arguments\r\n"); <text:s text:c="2"/>//Default response</text:p>
      <text:p text:style-name="P14"><text:s text:c="4"/>printf("MODE %c\n", newmode);</text:p>
      <text:p text:style-name="P14"><text:s text:c="4"/>if (match &gt; 0) <text:s/>{</text:p>
      <text:p text:style-name="P14"><text:s text:c="8"/>if (newmode == 'S') { <text:s text:c="2"/>//Only allow stream mode</text:p>
      <text:p text:style-name="P14"><text:s text:c="12"/>*mode = newmode;</text:p>
      <text:p text:style-name="P14"><text:s text:c="12"/>strcpy(outbuffer, "200 Command okay\r\n");</text:p>
      <text:p text:style-name="P14"><text:s text:c="8"/>} else if (newmode == 'B' || newmode == 'C') <text:s text:c="3"/>{</text:p>
      <text:p text:style-name="P14"><text:s text:c="12"/>strcpy(outbuffer, "504 Command not implemented for that parameter\r\n");</text:p>
      <text:p text:style-name="P14"><text:s text:c="8"/>}</text:p>
      <text:p text:style-name="P14"><text:s text:c="4"/>}</text:p>
      <text:p text:style-name="P14"><text:s text:c="3"/></text:p>
      <text:p text:style-name="P14"><text:s text:c="4"/>//Send output to client</text:p>
      <text:p text:style-name="P14"><text:s text:c="4"/>send(connectfd, outbuffer, strlen(outbuffer), 0);</text:p>
      <text:p text:style-name="P14">}</text:p>
      <text:p text:style-name="P14"/>
      <text:p text:style-name="P14">/**</text:p>
      <text:p text:style-name="P14">* Execute the STRU command</text:p>
      <text:p text:style-name="P14">* @param connectfd The command port file descriptor</text:p>
      <text:p text:style-name="P14">* @param buffer The line to be executed</text:p>
      <text:p text:style-name="P14">* @param stru Storage point for new structure type</text:p>
      <text:p text:style-name="P14">*/</text:p>
      <text:p text:style-name="P14">void change_stru(int connectfd, char * buffer, char * stru) {</text:p>
      <text:p text:style-name="P14"><text:s text:c="4"/>char newstru; <text:s text:c="2"/>//Stores new structure</text:p>
      <text:p text:style-name="P14"><text:s text:c="4"/>int match = sscanf(buffer, "STRU %c", &amp;newstru);</text:p>
      <text:p text:style-name="P14"><text:s text:c="4"/>char outbuffer[buff_size]; <text:s/>//stores output to client</text:p>
      <text:p text:style-name="P14"><text:s text:c="4"/>strcpy(outbuffer, "501 Syntax error in parameters or arguments\r\n"); <text:s text:c="2"/>//Default response</text:p>
      <text:p text:style-name="P14"><text:s text:c="4"/>printf("STRU %c\n", newstru);</text:p>
      <text:p text:style-name="P14"><text:s text:c="4"/>if (match &gt; 0) <text:s/>{</text:p>
      <text:p text:style-name="P14"><text:s text:c="8"/>if (newstru == 'F') { <text:s text:c="2"/>//Only allow file structure</text:p>
      <text:p text:style-name="P14"><text:s text:c="12"/>*stru = newstru;</text:p>
      <text:p text:style-name="P14"><text:s text:c="12"/>strcpy(outbuffer, "200 Command okay\r\n");</text:p>
      <text:p text:style-name="P14"><text:s text:c="8"/>} else if (newstru == 'R' || newstru == 'P') <text:s text:c="3"/>{</text:p>
      <text:p text:style-name="P14"><text:s text:c="12"/>strcpy(outbuffer, "504 Command not implemented for that parameter\r\n");</text:p>
      <text:p text:style-name="P14"><text:s text:c="8"/>}</text:p>
      <text:p text:style-name="P14"><text:s text:c="4"/>}</text:p>
      <text:p text:style-name="P14"><text:s text:c="4"/></text:p>
      <text:p text:style-name="P14"><text:s text:c="4"/>//Send output to client</text:p>
      <text:p text:style-name="P14"><text:s text:c="4"/>send(connectfd, outbuffer, strlen(outbuffer), 0);</text:p>
      <text:p text:style-name="P14">}</text:p>
      <text:p text:style-name="P14"/>
      <text:p text:style-name="P14">/**</text:p>
      <text:p text:style-name="P14">* Execute the PORT command</text:p>
      <text:p text:style-name="P14">* @param connectfd The command port file descriptor</text:p>
      <text:p text:style-name="P14">* @param buffer The line to be executed</text:p>
      <text:p text:style-name="P14">* @param data_sa The socket address information to be filled in</text:p>
      <text:p text:style-name="P14">* @param port A field saying whether port has been called, to be set to 1 on success</text:p>
      <text:p text:style-name="P14">*/</text:p>
      <text:p text:style-name="P14">void setup_port(int connectfd, char * buffer, struct sockaddr_in * data_sa, int * port) <text:s/>{</text:p>
      <text:p text:style-name="P14"><text:s text:c="4"/>int a1, a2, a3, a4, p1, p2; //Address and port numbers</text:p>
      <text:p text:style-name="P14"><text:s text:c="4"/>int match = sscanf(buffer, "PORT %d,%d,%d,%d,%d,%d",</text:p>
      <text:p text:style-name="P14"><text:s text:c="8"/>&amp;a1, &amp;a2, &amp;a3, &amp;a4, &amp;p1, &amp;p2); <text:s/>//Scan for connection information</text:p>
      <text:p text:style-name="P14"><text:s text:c="4"/>char outbuffer[buff_size]; <text:s/>//stores output to client</text:p>
      <text:p text:style-name="P14"><text:s text:c="4"/>strcpy(outbuffer, "501 Syntax error in parameters or arguments\r\n"); <text:s text:c="2"/>//Default response</text:p>
      <text:p text:style-name="P14"><text:s text:c="4"/>if (match == 6) {</text:p>
      <text:p text:style-name="P14"><text:s text:c="8"/>printf("PORT %d,%d,%d,%d,%d,%d\n",</text:p>
      <text:p text:style-name="P14"><text:s text:c="12"/>a1, a2, a3, a4, p1, p2);</text:p>
      <text:p text:style-name="P14"><text:s text:c="8"/>//Initialize data in sockaddr structure</text:p>
      <text:p text:style-name="P14"><text:s text:c="8"/>memset(data_sa, 0, sizeof(*data_sa));</text:p>
      <text:p text:style-name="P14"><text:s text:c="8"/>data_sa-&gt;sin_family = AF_INET;</text:p>
      <text:p text:style-name="P14"><text:s text:c="8"/>data_sa-&gt;sin_port = htons(p1 * 256 + p2); <text:s text:c="2"/>//From the Berkeley sockets wikipedia page</text:p>
      <text:p text:style-name="P14"><text:s text:c="8"/>char addr[100];</text:p>
      <text:p text:style-name="P14"><text:s text:c="8"/>sprintf(addr, "%d.%d.%d.%d", a1, a2, a3, a4);</text:p>
      <text:p text:style-name="P14"><text:s text:c="8"/>int res = inet_pton(AF_INET, addr, &amp;(data_sa-&gt;sin_addr)); <text:s text:c="2"/>//Also from Berkeley sockets wikipedia</text:p>
      <text:p text:style-name="P14"><text:s text:c="8"/>*port = 1; <text:s/>//Set that port has been called successfully</text:p>
      <text:p text:style-name="P14"><text:s text:c="8"/>strcpy(outbuffer, "200 Command okay\r\n");</text:p>
      <text:p text:style-name="P14"><text:s text:c="4"/>}</text:p>
      <text:p text:style-name="P14"><text:s text:c="4"/></text:p>
      <text:p text:style-name="P14"><text:s text:c="4"/>//Send output to client</text:p>
      <text:p text:style-name="P14"><text:s text:c="4"/>send(connectfd, outbuffer, strlen(outbuffer), 0);</text:p>
      <text:p text:style-name="P14">}</text:p>
      <text:p text:style-name="P14"/>
      <text:p text:style-name="P14">/**</text:p>
      <text:p text:style-name="P14">* Execute the RETR command</text:p>
      <text:p text:style-name="P14">* @param connectfd The command port file descriptor</text:p>
      <text:p text:style-name="P14">* @param buffer The line to be executed</text:p>
      <text:p text:style-name="P14">* @param data_sa Information about the data connection</text:p>
      <text:p text:style-name="P14">* @param port Whether port has been called prior to this</text:p>
      <text:p text:style-name="P14">*/</text:p>
      <text:p text:style-name="P14">void ftp_retrieve(int connectfd, char * buffer, struct sockaddr_in data_sa, int * port) <text:s text:c="3"/>{</text:p>
      <text:p text:style-name="P14"><text:s text:c="4"/>int data_socket; <text:s text:c="3"/>//file descriptor for data connection socket</text:p>
      <text:p text:style-name="P14"><text:s text:c="4"/>char filename[buff_size]; <text:s text:c="2"/>//stores filename</text:p>
      <text:p text:style-name="P14"><text:s text:c="4"/>char databuffer[buff_size]; //stores data to be written to client</text:p>
      <text:p text:style-name="P14"><text:soft-page-break/><text:s text:c="4"/>char outbuffer[buff_size]; <text:s/>//stores output</text:p>
      <text:p text:style-name="P14"/>
      <text:p text:style-name="P14"><text:s text:c="4"/>memset(filename, 0, buff_size);</text:p>
      <text:p text:style-name="P14"><text:s text:c="4"/>int match = sscanf(buffer, "RETR %s\n", filename); <text:s/>//Scan for filename</text:p>
      <text:p text:style-name="P14"><text:s text:c="4"/>strcpy(outbuffer, "501 Syntax error in parameters or arguments\r\n"); <text:s text:c="2"/>//Default response</text:p>
      <text:p text:style-name="P14"><text:s text:c="4"/>if (match == 1) {</text:p>
      <text:p text:style-name="P14"><text:s text:c="8"/>printf("RETR %s\n", filename);</text:p>
      <text:p text:style-name="P14"><text:s text:c="8"/>int fd = open(filename, O_RDONLY);</text:p>
      <text:p text:style-name="P14"><text:s text:c="8"/>if (fd &lt; 0) { <text:s text:c="2"/>//If file does not exist, exit</text:p>
      <text:p text:style-name="P14"><text:s text:c="12"/>strcpy(outbuffer, "550 Requested action not taken. File unavailable\r\n");</text:p>
      <text:p text:style-name="P14"><text:s text:c="8"/>} else <text:s/>{</text:p>
      <text:p text:style-name="P14"><text:s text:c="12"/>int ret = open_data_socket(&amp;data_socket, data_sa, connectfd); <text:s text:c="2"/>//Initialize data connection</text:p>
      <text:p text:style-name="P14"><text:s text:c="12"/>if (ret == 1) <text:s text:c="2"/>{</text:p>
      <text:p text:style-name="P14"><text:s text:c="16"/>int bytes;</text:p>
      <text:p text:style-name="P14"><text:s text:c="16"/>bytes = read(fd, databuffer, buff_size); <text:s text:c="3"/>//Write to socket until end of file</text:p>
      <text:p text:style-name="P14"><text:s text:c="16"/>while (bytes &gt; 0) <text:s text:c="2"/>{</text:p>
      <text:p text:style-name="P14"><text:s text:c="20"/>send(data_socket, databuffer, bytes, 0);</text:p>
      <text:p text:style-name="P14"><text:s text:c="20"/>bytes = read(fd, databuffer, buff_size);</text:p>
      <text:p text:style-name="P14"><text:s text:c="16"/>}</text:p>
      <text:p text:style-name="P14"><text:s text:c="16"/>close(fd);</text:p>
      <text:p text:style-name="P14"><text:s text:c="16"/>//Close connection</text:p>
      <text:p text:style-name="P14"><text:s text:c="16"/>strcpy(outbuffer, "226 Closing data connection. Requested file action successful\r\n");</text:p>
      <text:p text:style-name="P14"><text:s text:c="16"/>shutdown(data_socket, SHUT_RDWR);</text:p>
      <text:p text:style-name="P14"><text:s text:c="16"/>close(data_socket);</text:p>
      <text:p text:style-name="P14"><text:s text:c="12"/>}</text:p>
      <text:p text:style-name="P14"><text:s text:c="8"/>}</text:p>
      <text:p text:style-name="P14"><text:s text:c="4"/>}</text:p>
      <text:p text:style-name="P14"/>
      <text:p text:style-name="P14"><text:s text:c="4"/>//Reset port and send exit code to client</text:p>
      <text:p text:style-name="P14"><text:s text:c="4"/>*port = 0;</text:p>
      <text:p text:style-name="P14"><text:s text:c="4"/>send(connectfd, outbuffer, strlen(outbuffer), 0); </text:p>
      <text:p text:style-name="P14">}</text:p>
      <text:p text:style-name="P14"/>
      <text:p text:style-name="P14">/**</text:p>
      <text:p text:style-name="P14">* Execute the STOR command</text:p>
      <text:p text:style-name="P14">* @param connectfd The command port file descriptor</text:p>
      <text:p text:style-name="P14">* @param buffer The line to be executed</text:p>
      <text:p text:style-name="P14">* @param data_sa Information about the data connection</text:p>
      <text:p text:style-name="P14">* @param port Whether port has been called prior to this</text:p>
      <text:p text:style-name="P14">*/</text:p>
      <text:p text:style-name="P14">void ftp_store(int connectfd, char * buffer, struct sockaddr_in data_sa, int * port) <text:s/>{</text:p>
      <text:p text:style-name="P14"><text:s text:c="4"/>int data_socket; <text:s text:c="3"/>//file descriptor for data connection socket</text:p>
      <text:p text:style-name="P14"><text:s text:c="4"/>char filename[buff_size]; <text:s text:c="2"/>//stores filename</text:p>
      <text:p text:style-name="P14"><text:s text:c="4"/>char databuffer[buff_size]; //stores data to be written to server</text:p>
      <text:p text:style-name="P14"><text:s text:c="4"/>char outbuffer[buff_size]; <text:s/>//stores output</text:p>
      <text:p text:style-name="P14"/>
      <text:p text:style-name="P14"><text:s text:c="4"/>memset(filename, 0, buff_size);</text:p>
      <text:p text:style-name="P14"><text:s text:c="4"/>int match = sscanf(buffer, "STOR %s", filename); <text:s text:c="3"/>//Scan for filename</text:p>
      <text:p text:style-name="P14"><text:s text:c="4"/>strcpy(outbuffer, "501 Syntax error in parameters or arguments\r\n"); <text:s text:c="2"/>//Default response</text:p>
      <text:p text:style-name="P14"><text:s text:c="4"/>if (match == 1) {</text:p>
      <text:p text:style-name="P14"><text:s text:c="8"/>printf("STOR %s\n", filename);</text:p>
      <text:p text:style-name="P14"><text:s text:c="8"/>int fd = open(filename, O_WRONLY | O_CREAT);</text:p>
      <text:p text:style-name="P14"><text:s text:c="8"/>if (fd &lt; 0) { <text:s text:c="2"/>//If file cannot be created exit</text:p>
      <text:p text:style-name="P14"><text:s text:c="12"/>strcpy(outbuffer, "450 Requested action not taken. File could not be created\r\n");</text:p>
      <text:p text:style-name="P14"><text:s text:c="8"/>} else <text:s/>{</text:p>
      <text:p text:style-name="P14"><text:s text:c="12"/>int ret = open_data_socket(&amp;data_socket, data_sa, connectfd); <text:s text:c="2"/>//Initialize data connection</text:p>
      <text:p text:style-name="P14"><text:s text:c="12"/>if (ret == 1) <text:s text:c="2"/>{</text:p>
      <text:p text:style-name="P14"><text:s text:c="16"/>int bytes;</text:p>
      <text:p text:style-name="P14"><text:s text:c="16"/>bytes = read(data_socket, databuffer, buff_size); <text:s text:c="2"/>//Write to new file until no more data comes</text:p>
      <text:p text:style-name="P14"><text:s text:c="16"/>while(bytes &gt; 0) <text:s text:c="3"/>{</text:p>
      <text:p text:style-name="P14"><text:s text:c="20"/>write(fd, databuffer, bytes);</text:p>
      <text:p text:style-name="P14"><text:s text:c="20"/>bytes = read(data_socket, databuffer, buff_size);</text:p>
      <text:p text:style-name="P14"><text:s text:c="16"/>}</text:p>
      <text:p text:style-name="P14"><text:s text:c="16"/>close(fd);</text:p>
      <text:p text:style-name="P14"><text:s text:c="16"/>//Close connection</text:p>
      <text:p text:style-name="P14"><text:s text:c="16"/>strcpy(outbuffer, "226 Closing data connection. Requested file action successful\r\n");</text:p>
      <text:p text:style-name="P14"><text:s text:c="16"/>shutdown(data_socket, SHUT_RDWR);</text:p>
      <text:p text:style-name="P14"><text:s text:c="16"/>close(data_socket);</text:p>
      <text:p text:style-name="P14"><text:s text:c="12"/>}</text:p>
      <text:p text:style-name="P14"><text:s text:c="8"/>}</text:p>
      <text:p text:style-name="P14"><text:s text:c="4"/>}</text:p>
      <text:p text:style-name="P14"/>
      <text:p text:style-name="P14"><text:s text:c="4"/>//Reset port and send exit code to client</text:p>
      <text:p text:style-name="P14"><text:s text:c="4"/>*port = 0;</text:p>
      <text:p text:style-name="P14"><text:s text:c="4"/>send(connectfd, outbuffer, strlen(outbuffer), 0);</text:p>
      <text:p text:style-name="P14">}</text:p>
      <text:p text:style-name="P14"/>
      <text:p text:style-name="P14">/**</text:p>
      <text:p text:style-name="P14">* Execute the LIST [&lt;filename&gt;] command </text:p>
      <text:p text:style-name="P14">* @param connectfd The command port file descriptor</text:p>
      <text:p text:style-name="P14">* @param buffer The line to be executed</text:p>
      <text:p text:style-name="P14">* @param data_sa Information about the data connection</text:p>
      <text:p text:style-name="P14">* @param port Whether port has been called prior to this</text:p>
      <text:p text:style-name="P14">*/</text:p>
      <text:p text:style-name="P14">void ftp_list(int connectfd, char * buffer, struct sockaddr_in data_sa, int * port) <text:s/>{</text:p>
      <text:p text:style-name="P14"><text:s text:c="4"/>int data_socket; <text:s text:c="3"/>//file descriptor for data connection socket</text:p>
      <text:p text:style-name="P14"><text:s text:c="4"/>char filename[buff_size]; <text:s text:c="2"/>//stores filename</text:p>
      <text:p text:style-name="P14"><text:s text:c="4"/>char outbuffer[buff_size]; <text:s/>//output buffer</text:p>
      <text:p text:style-name="P14"/>
      <text:p text:style-name="P14"><text:s text:c="4"/>memset(filename, 0, buff_size); //avoid memory overlaps</text:p>
      <text:p text:style-name="P14"/>
      <text:p text:style-name="P14"><text:s text:c="4"/>int match = sscanf(buffer, "LIST %s", filename); <text:s text:c="3"/>//Scan for filename</text:p>
      <text:p text:style-name="P14"><text:soft-page-break/><text:s text:c="4"/>//Default response. Will be changed on success</text:p>
      <text:p text:style-name="P14"><text:s text:c="4"/>strcpy(outbuffer, "501 Syntax error in parameters or arguments\r\n");</text:p>
      <text:p text:style-name="P14"/>
      <text:p text:style-name="P14"><text:s text:c="4"/>//Default to cwd</text:p>
      <text:p text:style-name="P14"><text:s text:c="4"/>if (match == 0 || strlen(filename) == 0) {</text:p>
      <text:p text:style-name="P14"><text:s text:c="8"/>strcpy(filename, ".");</text:p>
      <text:p text:style-name="P14"><text:s text:c="4"/>}</text:p>
      <text:p text:style-name="P14"/>
      <text:p text:style-name="P14"><text:s text:c="4"/>printf("LIST %s\n", filename);</text:p>
      <text:p text:style-name="P14"><text:s text:c="4"/>int ret = open_data_socket(&amp;data_socket, data_sa, connectfd); <text:s text:c="2"/>//Open data connection</text:p>
      <text:p text:style-name="P14"><text:s text:c="4"/>if (ret == 1) <text:s text:c="2"/>{</text:p>
      <text:p text:style-name="P14"><text:s text:c="8"/>//Fork a child process and output ls -l &lt;filename&gt; to the data socket</text:p>
      <text:p text:style-name="P14"><text:s text:c="8"/>int pid = fork();</text:p>
      <text:p text:style-name="P14"/>
      <text:p text:style-name="P14"><text:s text:c="8"/>//If child process, execute ls -l &lt;filename&gt; and send to data socket</text:p>
      <text:p text:style-name="P14"><text:s text:c="8"/>if (pid == 0) <text:s text:c="2"/>{</text:p>
      <text:p text:style-name="P14"><text:s text:c="12"/>dup2(data_socket, 1); <text:s text:c="2"/>//dup2 to data connection</text:p>
      <text:p text:style-name="P14"><text:s text:c="12"/>char * args[4]; <text:s text:c="8"/>//Set up args for /bin/ls</text:p>
      <text:p text:style-name="P14"><text:s text:c="12"/>args[0] = malloc(sizeof(char) * 10);</text:p>
      <text:p text:style-name="P14"><text:s text:c="12"/>args[1] = malloc(sizeof(char) * 10);</text:p>
      <text:p text:style-name="P14"><text:s text:c="12"/>args[2] = malloc(sizeof(char) * buff_size);</text:p>
      <text:p text:style-name="P14"><text:s text:c="12"/>args[3] = NULL; <text:s text:c="8"/>//NULL terminate</text:p>
      <text:p text:style-name="P14"><text:s text:c="12"/>strcpy(args[0], "/bin/ls");</text:p>
      <text:p text:style-name="P14"><text:s text:c="12"/>strcpy(args[1], "-l");</text:p>
      <text:p text:style-name="P14"><text:s text:c="12"/>strcpy(args[2], filename);</text:p>
      <text:p text:style-name="P14"><text:s text:c="12"/>int err = execv(args[0], args);</text:p>
      <text:p text:style-name="P14"><text:s text:c="12"/>if (err == -1) <text:s/>{</text:p>
      <text:p text:style-name="P14"><text:s text:c="16"/>//Handle error</text:p>
      <text:p text:style-name="P14"><text:s text:c="16"/>printf("ls -l returned exit code %d\n", err);</text:p>
      <text:p text:style-name="P14"><text:s text:c="16"/>strcpy(outbuffer, "450 Requested file action not taken\r\n");</text:p>
      <text:p text:style-name="P14"><text:s text:c="16"/>send(connectfd, outbuffer, strlen(outbuffer), 0);</text:p>
      <text:p text:style-name="P14"><text:s text:c="16"/>exit(1);</text:p>
      <text:p text:style-name="P14"><text:s text:c="12"/>}</text:p>
      <text:p text:style-name="P14"><text:s text:c="8"/>} </text:p>
      <text:p text:style-name="P14"><text:s text:c="8"/></text:p>
      <text:p text:style-name="P14"><text:s text:c="8"/>waitpid(pid, NULL, 0); <text:s/>//Wait for child</text:p>
      <text:p text:style-name="P14"><text:s text:c="8"/></text:p>
      <text:p text:style-name="P14"><text:s text:c="8"/>//Close data connection</text:p>
      <text:p text:style-name="P14"><text:s text:c="8"/>strcpy(outbuffer, "226 Closing data connection. Requested file action successful\r\n");</text:p>
      <text:p text:style-name="P14"><text:s text:c="8"/>shutdown(data_socket, SHUT_RDWR);</text:p>
      <text:p text:style-name="P14"><text:s text:c="8"/>close(data_socket);</text:p>
      <text:p text:style-name="P14"><text:s text:c="4"/>}</text:p>
      <text:p text:style-name="P14"/>
      <text:p text:style-name="P14"><text:s text:c="4"/>//Reset port and send output code to client</text:p>
      <text:p text:style-name="P14"><text:s text:c="4"/>*port = 0;</text:p>
      <text:p text:style-name="P14"><text:s text:c="4"/>send(connectfd, outbuffer, strlen(outbuffer), 0);</text:p>
      <text:p text:style-name="P14">}</text:p>
      <text:p text:style-name="P14"/>
      <text:p text:style-name="P14">/**</text:p>
      <text:p text:style-name="P14">* Main server loop. Accepts a socket file descriptor as argument.</text:p>
      <text:p text:style-name="P14">* Handles the interaction with the clients in an indefinite loop</text:p>
      <text:p text:style-name="P14">*/</text:p>
      <text:p text:style-name="P14">void server_loop(int socketfd) <text:s/>{</text:p>
      <text:p text:style-name="P14"><text:s text:c="4"/>//Keep track of certain variables</text:p>
      <text:p text:style-name="P14"><text:s text:c="4"/>char mode = 'S'; <text:s text:c="3"/>//Current mode (starts as stream)</text:p>
      <text:p text:style-name="P14"><text:s text:c="4"/>char type = 'A'; <text:s text:c="3"/>//Current type (starts as ASCII)</text:p>
      <text:p text:style-name="P14"><text:s text:c="4"/>char stru = 'F'; <text:s text:c="3"/>//Current structure (starts as file)</text:p>
      <text:p text:style-name="P14"><text:s text:c="4"/>char username[buff_size]; <text:s text:c="2"/>//Stores current user</text:p>
      <text:p text:style-name="P14"><text:s text:c="4"/>int login = 0; <text:s text:c="5"/>//Tracks whether someone is logged in</text:p>
      <text:p text:style-name="P14"><text:s text:c="4"/></text:p>
      <text:p text:style-name="P14"><text:s text:c="4"/>char buffer[buff_size]; <text:s text:c="4"/>//Input buffer</text:p>
      <text:p text:style-name="P14"><text:s text:c="4"/>char outbuffer[buff_size]; <text:s/>//Output buffer</text:p>
      <text:p text:style-name="P14"/>
      <text:p text:style-name="P14"><text:s text:c="4"/>int port = 0; <text:s text:c="14"/>//Tracks whether port has been called</text:p>
      <text:p text:style-name="P14"><text:s text:c="4"/>struct sockaddr_in data_sa; //Tracks data socket information</text:p>
      <text:p text:style-name="P14"/>
      <text:p text:style-name="P14"><text:s text:c="4"/>//Connection loop</text:p>
      <text:p text:style-name="P14"><text:s text:c="4"/>for (;;) <text:s text:c="3"/>{</text:p>
      <text:p text:style-name="P14"><text:s text:c="8"/>//Accept a new connection</text:p>
      <text:p text:style-name="P14"><text:s text:c="8"/>int connectfd = accept(socketfd, NULL, NULL);</text:p>
      <text:p text:style-name="P14"/>
      <text:p text:style-name="P14"><text:s text:c="8"/>//Check connection was successful</text:p>
      <text:p text:style-name="P14"><text:s text:c="8"/>if (0 &gt; connectfd) <text:s/>{</text:p>
      <text:p text:style-name="P14"><text:s text:c="12"/>perror("accept failed");</text:p>
      <text:p text:style-name="P14"><text:s text:c="12"/>close(socketfd);</text:p>
      <text:p text:style-name="P14"><text:s text:c="12"/>exit(EXIT_FAILURE);</text:p>
      <text:p text:style-name="P14"><text:s text:c="8"/>}</text:p>
      <text:p text:style-name="P14"><text:s text:c="8"/></text:p>
      <text:p text:style-name="P14"><text:s text:c="8"/>//Tell connection server is ready</text:p>
      <text:p text:style-name="P14"><text:s text:c="8"/>send(connectfd, "220 my FTP server\r\n", 19, 0);</text:p>
      <text:p text:style-name="P14"/>
      <text:p text:style-name="P14"><text:s text:c="8"/>//Read loop</text:p>
      <text:p text:style-name="P14"><text:s text:c="8"/>while(1) <text:s text:c="3"/>{</text:p>
      <text:p text:style-name="P14"><text:s text:c="12"/>memset(buffer, 0, buff_size);</text:p>
      <text:p text:style-name="P14"><text:s text:c="12"/>read(connectfd, buffer, buff_size); //Read command into buffer</text:p>
      <text:p text:style-name="P14"><text:s text:c="12"/>//End read loop if QUIT and move to socket termination</text:p>
      <text:p text:style-name="P14"><text:s text:c="12"/>if (strncmp(buffer, "QUIT", 4) == 0) <text:s text:c="3"/>{</text:p>
      <text:p text:style-name="P14"><text:s text:c="16"/>//Reset all variables</text:p>
      <text:p text:style-name="P14"><text:s text:c="16"/>login = 0;</text:p>
      <text:p text:style-name="P14"><text:s text:c="16"/>port = 0;</text:p>
      <text:p text:style-name="P14"><text:s text:c="16"/>mode = 'S';</text:p>
      <text:p text:style-name="P14"><text:s text:c="16"/>type = 'A';</text:p>
      <text:p text:style-name="P14"><text:soft-page-break/><text:s text:c="16"/>stru = 'F';</text:p>
      <text:p text:style-name="P14"><text:s text:c="16"/>strcpy(outbuffer, "221 Service closing control connection\r\n");</text:p>
      <text:p text:style-name="P14"><text:s text:c="16"/>send(connectfd, outbuffer, strlen(outbuffer), 0);</text:p>
      <text:p text:style-name="P14"><text:s text:c="16"/>printf("QUIT\n");</text:p>
      <text:p text:style-name="P14"><text:s text:c="16"/>break;</text:p>
      <text:p text:style-name="P14"><text:s text:c="12"/>}</text:p>
      <text:p text:style-name="P14"><text:s text:c="12"/>//Do nothing if NOOP</text:p>
      <text:p text:style-name="P14"><text:s text:c="12"/>if (strncmp(buffer, "NOOP", 4) == 0) <text:s text:c="3"/>{</text:p>
      <text:p text:style-name="P14"><text:s text:c="16"/>send(connectfd, "200 Command okay\r\n", 18, 0);</text:p>
      <text:p text:style-name="P14"><text:s text:c="16"/>printf("NOOP\n");</text:p>
      <text:p text:style-name="P14"><text:s text:c="16"/>continue;</text:p>
      <text:p text:style-name="P14"><text:s text:c="12"/>}</text:p>
      <text:p text:style-name="P14"><text:s text:c="12"/>//Handle user login</text:p>
      <text:p text:style-name="P14"><text:s text:c="12"/>if (strncmp(buffer, "USER", 4) == 0) <text:s text:c="3"/>{</text:p>
      <text:p text:style-name="P14"><text:s text:c="16"/>int match = sscanf(buffer, "USER %s", username);</text:p>
      <text:p text:style-name="P14"><text:s text:c="16"/>printf("USER %s\n", username);</text:p>
      <text:p text:style-name="P14"><text:s text:c="16"/>if (match &gt; 0) <text:s/>{</text:p>
      <text:p text:style-name="P14"><text:s text:c="20"/>login = 1;</text:p>
      <text:p text:style-name="P14"><text:s text:c="20"/>sprintf(outbuffer, "230 User logged in as %s, proceed\r\n", username);</text:p>
      <text:p text:style-name="P14"><text:s text:c="20"/>send(connectfd, outbuffer, strlen(outbuffer), 0);</text:p>
      <text:p text:style-name="P14"><text:s text:c="20"/>continue;</text:p>
      <text:p text:style-name="P14"><text:s text:c="16"/>}</text:p>
      <text:p text:style-name="P14"><text:s text:c="16"/>strcpy(outbuffer, "500 Syntax error, command unrecognized\r\n");</text:p>
      <text:p text:style-name="P14"><text:s text:c="16"/>send(connectfd, outbuffer, strlen(outbuffer), 0);</text:p>
      <text:p text:style-name="P14"><text:s text:c="12"/>}</text:p>
      <text:p text:style-name="P14"><text:s text:c="12"/>//Don't allow any other commands until user is authenticated</text:p>
      <text:p text:style-name="P14"><text:s text:c="12"/>if (!login) {</text:p>
      <text:p text:style-name="P14"><text:s text:c="16"/>strcpy(outbuffer, "530 Not logged in\r\n");</text:p>
      <text:p text:style-name="P14"><text:s text:c="16"/>send(connectfd, outbuffer, strlen(outbuffer), 0);</text:p>
      <text:p text:style-name="P14"><text:s text:c="16"/>continue;</text:p>
      <text:p text:style-name="P14"><text:s text:c="12"/>}</text:p>
      <text:p text:style-name="P14"><text:s text:c="12"/>//All other commands are handled by individual methods</text:p>
      <text:p text:style-name="P14"><text:s text:c="12"/>if (strncmp(buffer, "TYPE", 4) == 0) <text:s text:c="3"/>{</text:p>
      <text:p text:style-name="P14"><text:s text:c="16"/>change_type(connectfd, buffer, &amp;type);</text:p>
      <text:p text:style-name="P14"><text:s text:c="12"/>} else if (strncmp(buffer, "MODE", 4) == 0) <text:s text:c="3"/>{</text:p>
      <text:p text:style-name="P14"><text:s text:c="16"/>change_mode(connectfd, buffer, &amp;mode);</text:p>
      <text:p text:style-name="P14"><text:s text:c="12"/>} else if (strncmp(buffer, "STRU", 4) == 0) <text:s text:c="3"/>{</text:p>
      <text:p text:style-name="P14"><text:s text:c="16"/>change_stru(connectfd, buffer, &amp;stru);</text:p>
      <text:p text:style-name="P14"><text:s text:c="12"/>} else if (strncmp(buffer, "PORT", 4) == 0) <text:s text:c="3"/>{</text:p>
      <text:p text:style-name="P14"><text:s text:c="16"/>setup_port(connectfd, buffer, &amp;data_sa, &amp;port);</text:p>
      <text:p text:style-name="P14"><text:s text:c="12"/>} else if (strncmp(buffer, "RETR", 4) == 0) {</text:p>
      <text:p text:style-name="P14"><text:s text:c="16"/>if (type != 'I') <text:s text:c="3"/>{ <text:s text:c="2"/>//Abort if not in image mode </text:p>
      <text:p text:style-name="P14"><text:s text:c="20"/>strcpy(outbuffer, "451 Requested action aborted: local error in processing\r\n");</text:p>
      <text:p text:style-name="P14"><text:s text:c="20"/>send(connectfd, outbuffer, strlen(outbuffer), 0);</text:p>
      <text:p text:style-name="P14"><text:s text:c="16"/>} else if (port) <text:s text:c="3"/>{</text:p>
      <text:p text:style-name="P14"><text:s text:c="20"/>ftp_retrieve(connectfd, buffer, data_sa, &amp;port);</text:p>
      <text:p text:style-name="P14"><text:s text:c="16"/>}</text:p>
      <text:p text:style-name="P14"><text:s text:c="12"/>} else if (strncmp(buffer, "STOR", 4) == 0) {</text:p>
      <text:p text:style-name="P14"><text:s text:c="16"/>if (type != 'I') <text:s text:c="3"/>{ <text:s text:c="2"/>//Abort if not in image mode</text:p>
      <text:p text:style-name="P14"><text:s text:c="20"/>strcpy(outbuffer, "451 Requested action aborted: local error in processing\r\n");</text:p>
      <text:p text:style-name="P14"><text:s text:c="20"/>send(connectfd, outbuffer, strlen(outbuffer), 0);</text:p>
      <text:p text:style-name="P14"><text:s text:c="20"/>continue;</text:p>
      <text:p text:style-name="P14"><text:s text:c="16"/>} else if (port) <text:s text:c="3"/>{</text:p>
      <text:p text:style-name="P14"><text:s text:c="20"/>ftp_store(connectfd, buffer, data_sa, &amp;port);</text:p>
      <text:p text:style-name="P14"><text:s text:c="16"/>}</text:p>
      <text:p text:style-name="P14"><text:s text:c="12"/>} else if (strncmp(buffer, "LIST", 4) == 0) {</text:p>
      <text:p text:style-name="P14"><text:s text:c="16"/>if (port) <text:s text:c="2"/>{</text:p>
      <text:p text:style-name="P14"><text:s text:c="20"/>ftp_list(connectfd, buffer, data_sa, &amp;port);</text:p>
      <text:p text:style-name="P14"><text:s text:c="16"/>}</text:p>
      <text:p text:style-name="P14"><text:s text:c="12"/>}</text:p>
      <text:p text:style-name="P14"><text:s text:c="12"/>else {</text:p>
      <text:p text:style-name="P14"><text:s text:c="16"/>//Return code 500 if command is not recognized</text:p>
      <text:p text:style-name="P14"><text:s text:c="16"/>strcpy(outbuffer, "500 Syntax error, command unrecognized\r\n");</text:p>
      <text:p text:style-name="P14"><text:s text:c="16"/>send(connectfd, outbuffer, strlen(outbuffer), 0);</text:p>
      <text:p text:style-name="P14"><text:s text:c="12"/>}</text:p>
      <text:p text:style-name="P14"><text:s text:c="8"/>}</text:p>
      <text:p text:style-name="P14"><text:s text:c="8"/>//Shutdown connection with client</text:p>
      <text:p text:style-name="P14"><text:s text:c="8"/>if (shutdown(connectfd, SHUT_RDWR) == -1) <text:s text:c="2"/>{</text:p>
      <text:p text:style-name="P14"><text:s text:c="12"/>perror("shutdown failed");</text:p>
      <text:p text:style-name="P14"><text:s text:c="12"/>close(socketfd);</text:p>
      <text:p text:style-name="P14"><text:s text:c="12"/>close(connectfd);</text:p>
      <text:p text:style-name="P14"><text:s text:c="12"/>exit(EXIT_FAILURE);</text:p>
      <text:p text:style-name="P14"><text:s text:c="8"/>}</text:p>
      <text:p text:style-name="P14"/>
      <text:p text:style-name="P14"><text:s text:c="8"/>close(connectfd);</text:p>
      <text:p text:style-name="P14"><text:s text:c="4"/>}</text:p>
      <text:p text:style-name="P14"><text:s text:c="4"/></text:p>
      <text:p text:style-name="P14">}</text:p>
      <text:p text:style-name="P14"/>
      <text:p text:style-name="P14">/**</text:p>
      <text:p text:style-name="P14">* Main method. Accept as argument a port number and open a socket on that port number</text:p>
      <text:p text:style-name="P14">* This method also calls the main server loop</text:p>
      <text:p text:style-name="P14">*/</text:p>
      <text:p text:style-name="P14">int main(int argc, char ** argv) <text:s/>{</text:p>
      <text:p text:style-name="P14"><text:s text:c="4"/>//Get port number from arguments</text:p>
      <text:p text:style-name="P14"><text:s text:c="4"/>if (argc &lt; 2) <text:s text:c="2"/>{</text:p>
      <text:p text:style-name="P14"><text:s text:c="8"/>printf("Please supply port number\n");</text:p>
      <text:p text:style-name="P14"><text:s text:c="8"/>exit(1);</text:p>
      <text:p text:style-name="P14"><text:s text:c="4"/>}</text:p>
      <text:p text:style-name="P14"/>
      <text:p text:style-name="P14"><text:s text:c="4"/>int main_port = atoi(argv[1]);</text:p>
      <text:p text:style-name="P14"/>
      <text:p text:style-name="P14"><text:soft-page-break/><text:s text:c="4"/>//Create socket</text:p>
      <text:p text:style-name="P14"><text:s text:c="4"/>struct sockaddr_in sa;</text:p>
      <text:p text:style-name="P14"><text:s text:c="4"/>int SocketFD = socket(PF_INET, SOCK_STREAM, IPPROTO_TCP);</text:p>
      <text:p text:style-name="P14"><text:s text:c="4"/>if (SocketFD == -1) {</text:p>
      <text:p text:style-name="P14"><text:s text:c="8"/>perror("cannot create socket");</text:p>
      <text:p text:style-name="P14"><text:s text:c="8"/>exit(EXIT_FAILURE);</text:p>
      <text:p text:style-name="P14"><text:s text:c="4"/>}</text:p>
      <text:p text:style-name="P14"/>
      <text:p text:style-name="P14"><text:s text:c="4"/>//Initialize socket address and port</text:p>
      <text:p text:style-name="P14"><text:s text:c="4"/>memset(&amp;sa, 0, sizeof sa);</text:p>
      <text:p text:style-name="P14"/>
      <text:p text:style-name="P14"><text:s text:c="4"/>sa.sin_family = AF_INET;</text:p>
      <text:p text:style-name="P14"><text:s text:c="4"/>sa.sin_port = htons(main_port);</text:p>
      <text:p text:style-name="P14"><text:s text:c="4"/>sa.sin_addr.s_addr = htonl(INADDR_ANY);</text:p>
      <text:p text:style-name="P14"/>
      <text:p text:style-name="P14"><text:s text:c="4"/>//Bind socket to address/port</text:p>
      <text:p text:style-name="P14"><text:s text:c="4"/>if (bind(SocketFD, (struct sockaddr *)&amp;sa, sizeof sa) == -1) <text:s text:c="3"/>{</text:p>
      <text:p text:style-name="P14"><text:s text:c="8"/>perror("bind failed");</text:p>
      <text:p text:style-name="P14"><text:s text:c="8"/>close(SocketFD);</text:p>
      <text:p text:style-name="P14"><text:s text:c="8"/>exit(EXIT_FAILURE);</text:p>
      <text:p text:style-name="P14"><text:s text:c="4"/>}</text:p>
      <text:p text:style-name="P14"/>
      <text:p text:style-name="P14"><text:s text:c="4"/>//Start listening on socket</text:p>
      <text:p text:style-name="P14"><text:s text:c="4"/>if (listen(SocketFD, 10) == -1) {</text:p>
      <text:p text:style-name="P14"><text:s text:c="8"/>perror("listen failed");</text:p>
      <text:p text:style-name="P14"><text:s text:c="8"/>close(SocketFD);</text:p>
      <text:p text:style-name="P14"><text:s text:c="8"/>exit(EXIT_FAILURE);</text:p>
      <text:p text:style-name="P14"><text:s text:c="4"/>}</text:p>
      <text:p text:style-name="P14"/>
      <text:p text:style-name="P14"><text:s text:c="4"/>//Call main server loop</text:p>
      <text:p text:style-name="P14"><text:s text:c="4"/>server_loop(SocketFD);</text:p>
      <text:p text:style-name="P14"><text:s text:c="4"/>//Close socket on exit</text:p>
      <text:p text:style-name="P14"><text:s text:c="4"/>close(SocketFD);</text:p>
      <text:p text:style-name="P14"><text:s text:c="4"/></text:p>
      <text:p text:style-name="P14"><text:s text:c="4"/>return EXIT_SUCCESS;</text:p>
      <text:p text:style-name="P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in" fo:margin-bottom="0.4in" fo:margin-left="0.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d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1:49:18.087915141</meta:creation-date>
    <dc:date>2017-12-03T14:46:02.611068721</dc:date>
    <meta:editing-duration>PT1H12M46S</meta:editing-duration>
    <meta:editing-cycles>118</meta:editing-cycles>
    <meta:generator>LibreOffice/5.1.6.2$Linux_X86_64 LibreOffice_project/10m0$Build-2</meta:generator>
    <meta:document-statistic meta:table-count="0" meta:image-count="0" meta:object-count="0" meta:page-count="10" meta:paragraph-count="486" meta:word-count="3857" meta:character-count="28388" meta:non-whitespace-character-count="21490"/>
  </office:meta>
</office:document-meta>
</file>